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2"/>
        <table:table-column table:style-name="co1" table:default-cell-style-name="ce3"/>
        <table:table-column table:style-name="co2" table:default-cell-style-name="ce3"/>
        <table:table-column table:style-name="co1" table:visibility="collapse" table:default-cell-style-name="ce3"/>
        <table:table-column table:style-name="co1" table:visibility="collapse" table:default-cell-style-name="ce4"/>
        <table:table-column table:style-name="co1" table:visibility="collapse" table:number-columns-repeated="3" table:default-cell-style-name="ce3"/>
        <table:table-column table:style-name="co1" table:visibility="collapse" table:default-cell-style-name="ce5"/>
        <table:table-column table:style-name="co1" table:visibility="collapse" table:default-cell-style-name="ce3"/>
        <table:table-column table:style-name="co1" table:default-cell-style-name="Default"/>
        <table:table-column table:style-name="co1" table:visibility="collapse" table:number-columns-repeated="3" table:default-cell-style-name="ce3"/>
        <table:table-row table:style-name="ro1">
          <table:table-cell table:style-name="ce1" office:value-type="string">
            <text:p><text:a xlink:href="https://en.wikipedia.org/wiki/ISO_3166-2:PH">ISO</text:a><text:a xlink:href="https://en.wikipedia.org/wiki/Provinces_of_the_Philippines#cite_note-ISO3166-2-4">[4]</text:a></text:p>
          </table:table-cell>
          <table:table-cell table:style-name="ce1" office:value-type="string">
            <text:p><text:a xlink:href="https://en.wikipedia.org/wiki/Regions_of_the_Philippines">Region</text:a></text:p>
          </table:table-cell>
          <table:table-cell table:style-name="ce2" office:value-type="string">
            <text:p>Province</text:p>
          </table:table-cell>
          <table:table-cell table:style-name="ce2" office:value-type="string">
            <text:p>Capital</text:p>
          </table:table-cell>
          <table:table-cell table:style-name="ce2" office:value-type="string" table:number-columns-spanned="2" table:number-rows-spanned="1">
            <text:p>Population<text:a xlink:href="https://en.wikipedia.org/wiki/Provinces_of_the_Philippines#cite_note-NSO15-5">[5]</text:a></text:p>
          </table:table-cell>
          <table:covered-table-cell table:style-name="Default"/>
          <table:table-cell table:style-name="ce2" office:value-type="string">
            <text:p>Area<text:a xlink:href="https://en.wikipedia.org/wiki/Provinces_of_the_Philippines#cite_note-nscb-6">[6]</text:a>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Founded<text:a xlink:href="https://en.wikipedia.org/wiki/Provinces_of_the_Philippines#endnote_Datesnone">[A]</text:a></text:p>
          </table:table-cell>
          <table:table-cell table:style-name="ce1" office:value-type="string">
            <text:p><text:a xlink:href="https://en.wikipedia.org/wiki/Island_groups_of_the_Philippines">Division</text:a></text:p>
          </table:table-cell>
          <table:table-cell/>
          <table:table-cell table:style-name="ce2" office:value-type="string" table:number-columns-spanned="3" table:number-rows-spanned="1">
            <text:p>Total <text:a xlink:href="https://en.wikipedia.org/wiki/Local_government_unit">LGUs</text:a></text:p>
          </table:table-cell>
          <table:covered-table-cell table:number-columns-repeated="2" table:style-name="Default"/>
        </table:table-row>
        <table:table-row table:style-name="ro2">
          <table:table-cell office:value-type="string">
            <text:p>PH-ABR</text:p>
          </table:table-cell>
          <table:table-cell office:value-type="string">
            <text:p><text:a xlink:href="https://en.wikipedia.org/wiki/Autonomous_Region_in_Muslim_Mindanao">ARMM</text:a></text:p>
          </table:table-cell>
          <table:table-cell office:value-type="string">
            <text:p><text:a xlink:href="https://en.wikipedia.org/wiki/Basilan">Basilan</text:a><text:a xlink:href="https://en.wikipedia.org/wiki/Provinces_of_the_Philippines#cite_note-15">[iv]</text:a></text:p>
          </table:table-cell>
          <table:table-cell office:value-type="string">
            <text:p><text:a xlink:href="https://en.wikipedia.org/wiki/Bangued,_Abra">Bangued</text:a></text:p>
          </table:table-cell>
          <table:table-cell office:value-type="percentage" office:value="0.002">
            <text:p>0.20%</text:p>
          </table:table-cell>
          <table:table-cell office:value-type="float" office:value="241160">
            <text:p>241160</text:p>
          </table:table-cell>
          <table:table-cell office:value-type="string">
            <text:p>4,165.25 km2</text:p>
            <text:p>(1,608.21 sq mi)</text:p>
          </table:table-cell>
          <table:table-cell office:value-type="string">
            <text:p>58/km2</text:p>
            <text:p>(150/sq mi)</text:p>
          </table:table-cell>
          <table:table-cell table:style-name="ce3" office:value-type="float" office:value="1846">
            <text:p>184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Abra">303</text:a></text:p>
          </table:table-cell>
        </table:table-row>
        <table:table-row table:style-name="ro2">
          <table:table-cell office:value-type="string">
            <text:p>PH-AGN</text:p>
          </table:table-cell>
          <table:table-cell office:value-type="string">
            <text:p><text:a xlink:href="https://en.wikipedia.org/wiki/Autonomous_Region_in_Muslim_Mindanao">ARMM</text:a></text:p>
          </table:table-cell>
          <table:table-cell office:value-type="string">
            <text:p><text:a xlink:href="https://en.wikipedia.org/wiki/Lanao_del_Sur">Lanaodel Sur</text:a></text:p>
          </table:table-cell>
          <table:table-cell office:value-type="string">
            <text:p><text:a xlink:href="https://en.wikipedia.org/wiki/Cabadbaran">Cabadbaran</text:a><text:a xlink:href="https://en.wikipedia.org/wiki/Provinces_of_the_Philippines#cite_note-8">[ii]</text:a><text:a xlink:href="https://en.wikipedia.org/wiki/Provinces_of_the_Philippines#cite_note-RA8811-9">[7]</text:a></text:p>
          </table:table-cell>
          <table:table-cell office:value-type="percentage" office:value="0.007">
            <text:p>0.70%</text:p>
          </table:table-cell>
          <table:table-cell office:value-type="float" office:value="691566">
            <text:p>691566</text:p>
          </table:table-cell>
          <table:table-cell office:value-type="string">
            <text:p>3,546.86 km2</text:p>
            <text:p>(1,369.45 sq mi)</text:p>
          </table:table-cell>
          <table:table-cell office:value-type="string">
            <text:p>190/km2</text:p>
            <text:p>(490/sq mi)</text:p>
          </table:table-cell>
          <table:table-cell office:value-type="date" office:date-value="1907-09-20">
            <text:p>09/20/07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string">
            <text:p>PH-AGS</text:p>
          </table:table-cell>
          <table:table-cell office:value-type="string">
            <text:p><text:a xlink:href="https://en.wikipedia.org/wiki/Autonomous_Region_in_Muslim_Mindanao">ARMM</text:a></text:p>
          </table:table-cell>
          <table:table-cell office:value-type="string">
            <text:p><text:a xlink:href="https://en.wikipedia.org/wiki/Maguindanao">Maguindanao</text:a><text:a xlink:href="https://en.wikipedia.org/wiki/Provinces_of_the_Philippines#cite_note-37">[xiv]</text:a></text:p>
          </table:table-cell>
          <table:table-cell office:value-type="string">
            <text:p><text:a xlink:href="https://en.wikipedia.org/wiki/Prosperidad,_Agusan_del_Sur">Prosperidad</text:a></text:p>
          </table:table-cell>
          <table:table-cell office:value-type="percentage" office:value="0.007">
            <text:p>0.70%</text:p>
          </table:table-cell>
          <table:table-cell office:value-type="float" office:value="700653">
            <text:p>700653</text:p>
          </table:table-cell>
          <table:table-cell office:value-type="string">
            <text:p>9,989.52 km2</text:p>
            <text:p>(3,856.98 sq mi)</text:p>
          </table:table-cell>
          <table:table-cell office:value-type="string">
            <text:p>70/km2</text:p>
            <text:p>(180/sq mi)</text:p>
          </table:table-cell>
          <table:table-cell table:style-name="ce3" office:value-type="string">
            <text:p>1 Jan 1970</text:p>
            <text:p><text:a xlink:href="https://en.wikipedia.org/wiki/Provinces_of_the_Philippines#cite_note-Oocities-AgusandelSur-10">[8]</text:a>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</table:table-row>
        <table:table-row table:style-name="ro3">
          <table:table-cell office:value-type="string">
            <text:p>PH-AKL</text:p>
          </table:table-cell>
          <table:table-cell office:value-type="string">
            <text:p><text:a xlink:href="https://en.wikipedia.org/wiki/Autonomous_Region_in_Muslim_Mindanao">ARMM</text:a></text:p>
          </table:table-cell>
          <table:table-cell office:value-type="string">
            <text:p><text:a xlink:href="https://en.wikipedia.org/wiki/Sulu">Sulu</text:a></text:p>
          </table:table-cell>
          <table:table-cell office:value-type="string">
            <text:p><text:a xlink:href="https://en.wikipedia.org/wiki/Kalibo,_Aklan">Kalibo</text:a></text:p>
          </table:table-cell>
          <table:table-cell office:value-type="percentage" office:value="0.006">
            <text:p>0.60%</text:p>
          </table:table-cell>
          <table:table-cell office:value-type="float" office:value="574823">
            <text:p>574823</text:p>
          </table:table-cell>
          <table:table-cell office:value-type="string">
            <text:p>1,821.42 km2</text:p>
            <text:p>(703.25 sq mi)</text:p>
          </table:table-cell>
          <table:table-cell office:value-type="string">
            <text:p>320/km2</text:p>
            <text:p>(830/sq mi)</text:p>
          </table:table-cell>
          <table:table-cell table:style-name="ce3" office:value-type="string">
            <text:p>8 Nov 1956</text:p>
            <text:p><text:a xlink:href="https://en.wikipedia.org/wiki/Provinces_of_the_Philippines#cite_note-PD290-11">[9]</text:a>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—</text:p>
          </table:table-cell>
          <table:table-cell office:value-type="float" office:value="327">
            <text:p>327</text:p>
          </table:table-cell>
        </table:table-row>
        <table:table-row table:style-name="ro3">
          <table:table-cell office:value-type="string">
            <text:p>PH-ALB</text:p>
          </table:table-cell>
          <table:table-cell office:value-type="string">
            <text:p><text:a xlink:href="https://en.wikipedia.org/wiki/Autonomous_Region_in_Muslim_Mindanao">ARMM</text:a></text:p>
          </table:table-cell>
          <table:table-cell office:value-type="string">
            <text:p><text:a xlink:href="https://en.wikipedia.org/wiki/Tawi-Tawi">Tawi-Tawi</text:a></text:p>
          </table:table-cell>
          <table:table-cell office:value-type="string">
            <text:p><text:a xlink:href="https://en.wikipedia.org/wiki/Legazpi,_Albay">Legazpi</text:a></text:p>
          </table:table-cell>
          <table:table-cell office:value-type="percentage" office:value="0.013">
            <text:p>1.30%</text:p>
          </table:table-cell>
          <table:table-cell office:value-type="float" office:value="1314826">
            <text:p>1314826</text:p>
          </table:table-cell>
          <table:table-cell office:value-type="string">
            <text:p>2,575.77 km2</text:p>
            <text:p>(994.51 sq mi)</text:p>
          </table:table-cell>
          <table:table-cell office:value-type="string">
            <text:p>510/km2</text:p>
            <text:p>(1,300/sq mi)</text:p>
          </table:table-cell>
          <table:table-cell table:style-name="ce3" office:value-type="string">
            <text:p>3 Apr 1574</text:p>
            <text:p><text:a xlink:href="https://en.wikipedia.org/wiki/Provinces_of_the_Philippines#cite_note-BalitaPH-Albay-12">[10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</table:table-row>
        <table:table-row table:style-name="ro2">
          <table:table-cell office:value-type="string">
            <text:p>PH-ANT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Abra_(province)">Abra</text:a></text:p>
          </table:table-cell>
          <table:table-cell office:value-type="string">
            <text:p><text:a xlink:href="https://en.wikipedia.org/wiki/San_Jose_de_Buenavista,_Antique">San Jose</text:a></text:p>
          </table:table-cell>
          <table:table-cell office:value-type="percentage" office:value="0.006">
            <text:p>0.60%</text:p>
          </table:table-cell>
          <table:table-cell office:value-type="float" office:value="582012">
            <text:p>582012</text:p>
          </table:table-cell>
          <table:table-cell office:value-type="string">
            <text:p>2,729.17 km2</text:p>
            <text:p>(1,053.74 sq mi)</text:p>
          </table:table-cell>
          <table:table-cell office:value-type="string">
            <text:p>210/km2</text:p>
            <text:p>(540/sq mi)</text:p>
          </table:table-cell>
          <table:table-cell office:value-type="date" office:date-value="1917-03-10">
            <text:p>03/10/17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—</text:p>
          </table:table-cell>
          <table:table-cell office:value-type="float" office:value="590">
            <text:p>590</text:p>
          </table:table-cell>
        </table:table-row>
        <table:table-row table:style-name="ro2">
          <table:table-cell office:value-type="string">
            <text:p>PH-APA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Apayao">Apayao</text:a></text:p>
          </table:table-cell>
          <table:table-cell office:value-type="string">
            <text:p><text:a xlink:href="https://en.wikipedia.org/wiki/Kabugao,_Apayao">Kabugao</text:a><text:a xlink:href="https://en.wikipedia.org/wiki/Provinces_of_the_Philippines#cite_note-14">[iii]</text:a></text:p>
          </table:table-cell>
          <table:table-cell office:value-type="percentage" office:value="0.001">
            <text:p>0.10%</text:p>
          </table:table-cell>
          <table:table-cell office:value-type="float" office:value="119184">
            <text:p>119184</text:p>
          </table:table-cell>
          <table:table-cell office:value-type="string">
            <text:p>4,413.35 km2</text:p>
            <text:p>(1,704.00 sq mi)</text:p>
          </table:table-cell>
          <table:table-cell office:value-type="string">
            <text:p>27/km2</text:p>
            <text:p>(70/sq mi)</text:p>
          </table:table-cell>
          <table:table-cell office:value-type="date" office:date-value="1995-02-14">
            <text:p>02/14/95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7">
            <text:p>7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Apayao">133</text:a></text:p>
          </table:table-cell>
        </table:table-row>
        <table:table-row table:style-name="ro2">
          <table:table-cell office:value-type="string">
            <text:p>PH-AUR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Benguet">Benguet</text:a><text:a xlink:href="https://en.wikipedia.org/wiki/Provinces_of_the_Philippines#cite_note-20">[vi]</text:a></text:p>
          </table:table-cell>
          <table:table-cell office:value-type="string">
            <text:p><text:a xlink:href="https://en.wikipedia.org/wiki/Baler,_Aurora">Baler</text:a></text:p>
          </table:table-cell>
          <table:table-cell office:value-type="percentage" office:value="0.002">
            <text:p>0.20%</text:p>
          </table:table-cell>
          <table:table-cell office:value-type="float" office:value="214336">
            <text:p>214336</text:p>
          </table:table-cell>
          <table:table-cell office:value-type="string">
            <text:p>3,147.32 km2</text:p>
            <text:p>(1,215.19 sq mi)</text:p>
          </table:table-cell>
          <table:table-cell office:value-type="string">
            <text:p>68/km2</text:p>
            <text:p>(180/sq mi)</text:p>
          </table:table-cell>
          <table:table-cell office:value-type="date" office:date-value="1979-08-13">
            <text:p>08/13/79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8">
            <text:p>8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Aurora">151</text:a></text:p>
          </table:table-cell>
        </table:table-row>
        <table:table-row table:style-name="ro2">
          <table:table-cell office:value-type="string">
            <text:p>PH-BAS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Ifugao">Ifugao</text:a></text:p>
          </table:table-cell>
          <table:table-cell office:value-type="string">
            <text:p><text:a xlink:href="https://en.wikipedia.org/wiki/Lamitan">Lamitan</text:a><text:a xlink:href="https://en.wikipedia.org/wiki/Provinces_of_the_Philippines#cite_note-16">[12]</text:a></text:p>
          </table:table-cell>
          <table:table-cell office:value-type="percentage" office:value="0.005">
            <text:p>0.50%</text:p>
          </table:table-cell>
          <table:table-cell office:value-type="float" office:value="459367">
            <text:p>459367</text:p>
          </table:table-cell>
          <table:table-cell office:value-type="string">
            <text:p>1,327.23 km2</text:p>
            <text:p>(512.45 sq mi)<text:a xlink:href="https://en.wikipedia.org/wiki/Provinces_of_the_Philippines#cite_note-BasilanGovPH-LandArea-17">[13]</text:a></text:p>
          </table:table-cell>
          <table:table-cell office:value-type="string">
            <text:p>350/km2</text:p>
            <text:p>(910/sq mi)</text:p>
          </table:table-cell>
          <table:table-cell office:value-type="date" office:date-value="1973-12-27">
            <text:p>12/27/73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 table:style-name="ro3">
          <table:table-cell office:value-type="string">
            <text:p>PH-BAN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Kalinga_(province)">Kalinga</text:a></text:p>
          </table:table-cell>
          <table:table-cell office:value-type="string">
            <text:p><text:a xlink:href="https://en.wikipedia.org/wiki/Balanga,_Bataan">Balanga</text:a></text:p>
          </table:table-cell>
          <table:table-cell office:value-type="percentage" office:value="0.008">
            <text:p>0.80%</text:p>
          </table:table-cell>
          <table:table-cell office:value-type="float" office:value="760650">
            <text:p>760650</text:p>
          </table:table-cell>
          <table:table-cell office:value-type="string">
            <text:p>1,372.98 km2</text:p>
            <text:p>(530.11 sq mi)</text:p>
          </table:table-cell>
          <table:table-cell office:value-type="string">
            <text:p>550/km2</text:p>
            <text:p>(1,400/sq mi)</text:p>
          </table:table-cell>
          <table:table-cell table:style-name="ce3" office:value-type="float" office:value="1754">
            <text:p>1754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</table:table-row>
        <table:table-row table:style-name="ro3">
          <table:table-cell office:value-type="string">
            <text:p>PH-BTN</text:p>
          </table:table-cell>
          <table:table-cell office:value-type="string">
            <text:p><text:a xlink:href="https://en.wikipedia.org/wiki/Cordillera_Administrative_Region">CAR</text:a></text:p>
          </table:table-cell>
          <table:table-cell office:value-type="string">
            <text:p><text:a xlink:href="https://en.wikipedia.org/wiki/Mountain_Province">MountainProvince</text:a></text:p>
          </table:table-cell>
          <table:table-cell office:value-type="string">
            <text:p><text:a xlink:href="https://en.wikipedia.org/wiki/Basco,_Batanes">Basco</text:a></text:p>
          </table:table-cell>
          <table:table-cell office:value-type="percentage" office:value="0">
            <text:p>0.00%</text:p>
          </table:table-cell>
          <table:table-cell office:value-type="float" office:value="17246">
            <text:p>17246</text:p>
          </table:table-cell>
          <table:table-cell office:value-type="string">
            <text:p>219.01 km2</text:p>
            <text:p>(84.56 sq mi)</text:p>
          </table:table-cell>
          <table:table-cell office:value-type="string">
            <text:p>79/km2</text:p>
            <text:p>(200/sq mi)</text:p>
          </table:table-cell>
          <table:table-cell table:style-name="ce3" office:value-type="string">
            <text:p>26 Jun 1783</text:p>
            <text:p><text:a xlink:href="https://en.wikipedia.org/wiki/Provinces_of_the_Philippines#cite_note-NCCAGovPH-Batanes-19">[14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Batanes">29</text:a></text:p>
          </table:table-cell>
        </table:table-row>
        <table:table-row table:style-name="ro4">
          <table:table-cell office:value-type="string">
            <text:p>PH-LUN</text:p>
          </table:table-cell>
          <table:table-cell office:value-type="string">
            <text:p><text:a xlink:href="https://en.wikipedia.org/wiki/Metro_Manila">NCR</text:a></text:p>
          </table:table-cell>
          <table:table-cell office:value-type="string">
            <text:p><text:a xlink:href="https://en.wikipedia.org/wiki/Metro_Manila">Metro Manila</text:a></text:p>
          </table:table-cell>
          <table:table-cell office:value-type="string">
            <text:p><text:a xlink:href="https://en.wikipedia.org/wiki/San_Fernando,_La_Union">San Fernando</text:a></text:p>
          </table:table-cell>
          <table:table-cell office:value-type="percentage" office:value="0.008">
            <text:p>0.80%</text:p>
          </table:table-cell>
          <table:table-cell office:value-type="float" office:value="786653">
            <text:p>786653</text:p>
          </table:table-cell>
          <table:table-cell office:value-type="string">
            <text:p>1,497.70 km2</text:p>
            <text:p>(578.27 sq mi)</text:p>
          </table:table-cell>
          <table:table-cell office:value-type="string">
            <text:p>530/km2</text:p>
            <text:p>(1,400/sq mi)</text:p>
          </table:table-cell>
          <table:table-cell office:value-type="date" office:date-value="1850-03-02">
            <text:p>03/02/50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La_Union">576</text:a></text:p>
          </table:table-cell>
        </table:table-row>
        <table:table-row table:style-name="ro4">
          <table:table-cell office:value-type="string">
            <text:p>PH-LAG</text:p>
          </table:table-cell>
          <table:table-cell office:value-type="string">
            <text:p><text:a xlink:href="https://en.wikipedia.org/wiki/Negros_(Philippines)">NIR</text:a></text:p>
          </table:table-cell>
          <table:table-cell office:value-type="string">
            <text:p><text:a xlink:href="https://en.wikipedia.org/wiki/Negros_Occidental">NegrosOccidental</text:a><text:a xlink:href="https://en.wikipedia.org/wiki/Provinces_of_the_Philippines#cite_note-41">[xvi]</text:a></text:p>
          </table:table-cell>
          <table:table-cell office:value-type="string">
            <text:p><text:a xlink:href="https://en.wikipedia.org/wiki/Santa_Cruz,_Laguna">Santa Cruz</text:a></text:p>
          </table:table-cell>
          <table:table-cell office:value-type="percentage" office:value="0.03">
            <text:p>3.00%</text:p>
          </table:table-cell>
          <table:table-cell office:value-type="float" office:value="3035081">
            <text:p>3035081</text:p>
          </table:table-cell>
          <table:table-cell office:value-type="string">
            <text:p>1,917.85 km2</text:p>
            <text:p>(740.49 sq mi)</text:p>
          </table:table-cell>
          <table:table-cell office:value-type="string">
            <text:p>1,600/km2</text:p>
            <text:p>(4,100/sq mi)</text:p>
          </table:table-cell>
          <table:table-cell office:value-type="date" office:date-value="1571-08-07">
            <text:p>07/28/71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674">
            <text:p>674</text:p>
          </table:table-cell>
        </table:table-row>
        <table:table-row table:style-name="ro5">
          <table:table-cell office:value-type="string">
            <text:p>PH-LAN</text:p>
          </table:table-cell>
          <table:table-cell office:value-type="string">
            <text:p><text:a xlink:href="https://en.wikipedia.org/wiki/Negros_(Philippines)">NIR</text:a></text:p>
          </table:table-cell>
          <table:table-cell office:value-type="string">
            <text:p><text:a xlink:href="https://en.wikipedia.org/wiki/Negros_Oriental">NegrosOriental</text:a></text:p>
          </table:table-cell>
          <table:table-cell office:value-type="string">
            <text:p><text:a xlink:href="https://en.wikipedia.org/wiki/Tubod,_Lanao_del_Norte">Tubod</text:a></text:p>
          </table:table-cell>
          <table:table-cell office:value-type="percentage" office:value="0.01">
            <text:p>1.00%</text:p>
          </table:table-cell>
          <table:table-cell office:value-type="float" office:value="1019013">
            <text:p>1019013</text:p>
          </table:table-cell>
          <table:table-cell office:value-type="string">
            <text:p>4,159.94 km2</text:p>
            <text:p>(1,606.16 sq mi)</text:p>
          </table:table-cell>
          <table:table-cell office:value-type="string">
            <text:p>240/km2</text:p>
            <text:p>(620/sq mi)</text:p>
          </table:table-cell>
          <table:table-cell office:value-type="date" office:date-value="1959-07-04">
            <text:p>07/04/59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 office:value-type="string">
            <text:p>PH-BTG</text:p>
          </table:table-cell>
          <table:table-cell office:value-type="string">
            <text:p><text:a xlink:href="https://en.wikipedia.org/wiki/Ilocos_Region">I</text:a></text:p>
          </table:table-cell>
          <table:table-cell office:value-type="string">
            <text:p><text:a xlink:href="https://en.wikipedia.org/wiki/Ilocos_Norte">IlocosNorte</text:a></text:p>
          </table:table-cell>
          <table:table-cell office:value-type="string">
            <text:p><text:a xlink:href="https://en.wikipedia.org/wiki/Batangas_City">Batangas City</text:a></text:p>
          </table:table-cell>
          <table:table-cell office:value-type="percentage" office:value="0.027">
            <text:p>2.70%</text:p>
          </table:table-cell>
          <table:table-cell office:value-type="float" office:value="2694335">
            <text:p>2694335</text:p>
          </table:table-cell>
          <table:table-cell office:value-type="string">
            <text:p>3,119.72 km2</text:p>
            <text:p>(1,204.53 sq mi)</text:p>
          </table:table-cell>
          <table:table-cell office:value-type="string">
            <text:p>860/km2</text:p>
            <text:p>(2,200/sq mi)</text:p>
          </table:table-cell>
          <table:table-cell office:value-type="date" office:date-value="1581-12-18">
            <text:p>12/08/81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78">
            <text:p>1078</text:p>
          </table:table-cell>
        </table:table-row>
        <table:table-row table:style-name="ro2">
          <table:table-cell office:value-type="string">
            <text:p>PH-BEN</text:p>
          </table:table-cell>
          <table:table-cell office:value-type="string">
            <text:p><text:a xlink:href="https://en.wikipedia.org/wiki/Ilocos_Region">I</text:a></text:p>
          </table:table-cell>
          <table:table-cell office:value-type="string">
            <text:p><text:a xlink:href="https://en.wikipedia.org/wiki/Ilocos_Sur">IlocosSur</text:a></text:p>
          </table:table-cell>
          <table:table-cell office:value-type="string">
            <text:p><text:a xlink:href="https://en.wikipedia.org/wiki/La_Trinidad,_Benguet">La Trinidad</text:a></text:p>
          </table:table-cell>
          <table:table-cell office:value-type="percentage" office:value="0.008">
            <text:p>0.80%</text:p>
          </table:table-cell>
          <table:table-cell office:value-type="float" office:value="791590">
            <text:p>791590</text:p>
          </table:table-cell>
          <table:table-cell office:value-type="string">
            <text:p>2,826.59 km2</text:p>
            <text:p>(1,091.35 sq mi)</text:p>
          </table:table-cell>
          <table:table-cell office:value-type="string">
            <text:p>280/km2</text:p>
            <text:p>(730/sq mi)</text:p>
          </table:table-cell>
          <table:table-cell office:value-type="date" office:date-value="1966-06-16">
            <text:p>06/16/6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Benguet">269</text:a></text:p>
          </table:table-cell>
        </table:table-row>
        <table:table-row table:style-name="ro3">
          <table:table-cell office:value-type="string">
            <text:p>PH-BIL</text:p>
          </table:table-cell>
          <table:table-cell office:value-type="string">
            <text:p><text:a xlink:href="https://en.wikipedia.org/wiki/Ilocos_Region">I</text:a></text:p>
          </table:table-cell>
          <table:table-cell office:value-type="string">
            <text:p><text:a xlink:href="https://en.wikipedia.org/wiki/La_Union">La Union</text:a></text:p>
          </table:table-cell>
          <table:table-cell office:value-type="string">
            <text:p><text:a xlink:href="https://en.wikipedia.org/wiki/Naval,_Biliran">Naval</text:a></text:p>
          </table:table-cell>
          <table:table-cell office:value-type="percentage" office:value="0.002">
            <text:p>0.20%</text:p>
          </table:table-cell>
          <table:table-cell office:value-type="float" office:value="171612">
            <text:p>171612</text:p>
          </table:table-cell>
          <table:table-cell office:value-type="string">
            <text:p>536.01 km2</text:p>
            <text:p>(206.95 sq mi)</text:p>
          </table:table-cell>
          <table:table-cell office:value-type="string">
            <text:p>320/km2</text:p>
            <text:p>(830/sq mi)</text:p>
          </table:table-cell>
          <table:table-cell office:value-type="date" office:date-value="1992-05-11">
            <text:p>05/11/92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8">
            <text:p>8</text:p>
          </table:table-cell>
          <table:table-cell office:value-type="string">
            <text:p>—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PH-BOH</text:p>
          </table:table-cell>
          <table:table-cell office:value-type="string">
            <text:p><text:a xlink:href="https://en.wikipedia.org/wiki/Ilocos_Region">I</text:a></text:p>
          </table:table-cell>
          <table:table-cell office:value-type="string">
            <text:p><text:a xlink:href="https://en.wikipedia.org/wiki/Pangasinan">Pangasinan</text:a><text:a xlink:href="https://en.wikipedia.org/wiki/Provinces_of_the_Philippines#cite_note-50">[xx]</text:a></text:p>
          </table:table-cell>
          <table:table-cell office:value-type="string">
            <text:p><text:a xlink:href="https://en.wikipedia.org/wiki/Tagbilaran">Tagbilaran</text:a></text:p>
          </table:table-cell>
          <table:table-cell office:value-type="percentage" office:value="0.013">
            <text:p>1.30%</text:p>
          </table:table-cell>
          <table:table-cell office:value-type="float" office:value="1313560">
            <text:p>1313560</text:p>
          </table:table-cell>
          <table:table-cell office:value-type="string">
            <text:p>4,820.95 km2</text:p>
            <text:p>(1,861.38 sq mi)</text:p>
          </table:table-cell>
          <table:table-cell office:value-type="string">
            <text:p>270/km2</text:p>
            <text:p>(700/sq mi)</text:p>
          </table:table-cell>
          <table:table-cell table:style-name="ce3" office:value-type="string">
            <text:p>22 Jul 1854</text:p>
            <text:p><text:a xlink:href="https://en.wikipedia.org/wiki/Provinces_of_the_Philippines#cite_note-BoholStandard-21">[15]</text:a>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</table:table-row>
        <table:table-row table:style-name="ro2">
          <table:table-cell office:value-type="string">
            <text:p>PH-BUK</text:p>
          </table:table-cell>
          <table:table-cell office:value-type="string">
            <text:p><text:a xlink:href="https://en.wikipedia.org/wiki/Cagayan_Valley">II</text:a></text:p>
          </table:table-cell>
          <table:table-cell office:value-type="string">
            <text:p><text:a xlink:href="https://en.wikipedia.org/wiki/Batanes">Batanes</text:a></text:p>
          </table:table-cell>
          <table:table-cell office:value-type="string">
            <text:p><text:a xlink:href="https://en.wikipedia.org/wiki/Malaybalay">Malaybalay</text:a></text:p>
          </table:table-cell>
          <table:table-cell office:value-type="percentage" office:value="0.014">
            <text:p>1.40%</text:p>
          </table:table-cell>
          <table:table-cell office:value-type="float" office:value="1415226">
            <text:p>1415226</text:p>
          </table:table-cell>
          <table:table-cell office:value-type="string">
            <text:p>10,498.59 km2</text:p>
            <text:p>(4,053.53 sq mi)</text:p>
          </table:table-cell>
          <table:table-cell office:value-type="string">
            <text:p>130/km2</text:p>
            <text:p>(340/sq mi)</text:p>
          </table:table-cell>
          <table:table-cell office:value-type="date" office:date-value="1917-03-10">
            <text:p>03/10/17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64">
            <text:p>464</text:p>
          </table:table-cell>
        </table:table-row>
        <table:table-row table:style-name="ro2">
          <table:table-cell office:value-type="string">
            <text:p>PH-BUL</text:p>
          </table:table-cell>
          <table:table-cell office:value-type="string">
            <text:p><text:a xlink:href="https://en.wikipedia.org/wiki/Cagayan_Valley">II</text:a></text:p>
          </table:table-cell>
          <table:table-cell office:value-type="string">
            <text:p><text:a xlink:href="https://en.wikipedia.org/wiki/Cagayan">Cagayan</text:a></text:p>
          </table:table-cell>
          <table:table-cell office:value-type="string">
            <text:p><text:a xlink:href="https://en.wikipedia.org/wiki/Malolos">Malolos</text:a></text:p>
          </table:table-cell>
          <table:table-cell office:value-type="percentage" office:value="0.033">
            <text:p>3.30%</text:p>
          </table:table-cell>
          <table:table-cell office:value-type="float" office:value="3292071">
            <text:p>3292071</text:p>
          </table:table-cell>
          <table:table-cell office:value-type="string">
            <text:p>2,796.10 km2</text:p>
            <text:p>(1,079.58 sq mi)</text:p>
          </table:table-cell>
          <table:table-cell office:value-type="string">
            <text:p>1,200/km2</text:p>
            <text:p>(3,100/sq mi)</text:p>
          </table:table-cell>
          <table:table-cell office:value-type="date" office:date-value="1578-08-25">
            <text:p>08/15/78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</table:table-row>
        <table:table-row table:style-name="ro2">
          <table:table-cell office:value-type="string">
            <text:p>PH-CAG</text:p>
          </table:table-cell>
          <table:table-cell office:value-type="string">
            <text:p><text:a xlink:href="https://en.wikipedia.org/wiki/Cagayan_Valley">II</text:a></text:p>
          </table:table-cell>
          <table:table-cell office:value-type="string">
            <text:p><text:a xlink:href="https://en.wikipedia.org/wiki/Isabela_(province)">Isabela</text:a><text:a xlink:href="https://en.wikipedia.org/wiki/Provinces_of_the_Philippines#cite_note-33">[xi]</text:a></text:p>
          </table:table-cell>
          <table:table-cell office:value-type="string">
            <text:p><text:a xlink:href="https://en.wikipedia.org/wiki/Tuguegarao">Tuguegarao</text:a></text:p>
          </table:table-cell>
          <table:table-cell office:value-type="percentage" office:value="0.012">
            <text:p>1.20%</text:p>
          </table:table-cell>
          <table:table-cell office:value-type="float" office:value="1199320">
            <text:p>1199320</text:p>
          </table:table-cell>
          <table:table-cell office:value-type="string">
            <text:p>9,295.75 km2</text:p>
            <text:p>(3,589.11 sq mi)</text:p>
          </table:table-cell>
          <table:table-cell office:value-type="string">
            <text:p>130/km2</text:p>
            <text:p>(340/sq mi)</text:p>
          </table:table-cell>
          <table:table-cell table:style-name="ce3" office:value-type="string">
            <text:p>29 Jun 1583</text:p>
            <text:p><text:a xlink:href="https://en.wikipedia.org/wiki/Provinces_of_the_Philippines#cite_note-CagayanGovPH-22">[16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Cagayan">820</text:a></text:p>
          </table:table-cell>
        </table:table-row>
        <table:table-row table:style-name="ro3">
          <table:table-cell office:value-type="string">
            <text:p>PH-CAN</text:p>
          </table:table-cell>
          <table:table-cell office:value-type="string">
            <text:p><text:a xlink:href="https://en.wikipedia.org/wiki/Cagayan_Valley">II</text:a></text:p>
          </table:table-cell>
          <table:table-cell office:value-type="string">
            <text:p><text:a xlink:href="https://en.wikipedia.org/wiki/Nueva_Vizcaya">Nueva Vizcaya</text:a></text:p>
          </table:table-cell>
          <table:table-cell office:value-type="string">
            <text:p><text:a xlink:href="https://en.wikipedia.org/wiki/Daet,_Camarines_Norte">Daet</text:a></text:p>
          </table:table-cell>
          <table:table-cell office:value-type="percentage" office:value="0.006">
            <text:p>0.60%</text:p>
          </table:table-cell>
          <table:table-cell office:value-type="float" office:value="583313">
            <text:p>583313</text:p>
          </table:table-cell>
          <table:table-cell office:value-type="string">
            <text:p>2,320.07 km2</text:p>
            <text:p>(895.78 sq mi)</text:p>
          </table:table-cell>
          <table:table-cell office:value-type="string">
            <text:p>250/km2</text:p>
            <text:p>(650/sq mi)</text:p>
          </table:table-cell>
          <table:table-cell table:style-name="ce3" office:value-type="string">
            <text:p>15 Apr 1920</text:p>
            <text:p><text:a xlink:href="https://en.wikipedia.org/wiki/Provinces_of_the_Philippines#cite_note-Inquirer-CamNorte-23">[17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—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string">
            <text:p>PH-CAS</text:p>
          </table:table-cell>
          <table:table-cell office:value-type="string">
            <text:p><text:a xlink:href="https://en.wikipedia.org/wiki/Cagayan_Valley">II</text:a></text:p>
          </table:table-cell>
          <table:table-cell office:value-type="string">
            <text:p><text:a xlink:href="https://en.wikipedia.org/wiki/Quirino">Quirino</text:a></text:p>
          </table:table-cell>
          <table:table-cell office:value-type="string">
            <text:p><text:a xlink:href="https://en.wikipedia.org/wiki/Pili,_Camarines_Sur">Pili</text:a></text:p>
          </table:table-cell>
          <table:table-cell office:value-type="percentage" office:value="0.019">
            <text:p>1.90%</text:p>
          </table:table-cell>
          <table:table-cell office:value-type="float" office:value="1952544">
            <text:p>1952544</text:p>
          </table:table-cell>
          <table:table-cell office:value-type="string">
            <text:p>5,497.03 km2</text:p>
            <text:p>(2,122.42 sq mi)</text:p>
          </table:table-cell>
          <table:table-cell office:value-type="string">
            <text:p>360/km2</text:p>
            <text:p>(930/sq mi)</text:p>
          </table:table-cell>
          <table:table-cell table:style-name="ce3" office:value-type="string">
            <text:p>27 May 1579</text:p>
            <text:p><text:a xlink:href="https://en.wikipedia.org/wiki/Provinces_of_the_Philippines#cite_note-PIAGovPH-CamSur-25">[18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</table:table-row>
        <table:table-row table:style-name="ro3">
          <table:table-cell office:value-type="string">
            <text:p>PH-CAM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Aurora_(province)">Aurora</text:a></text:p>
          </table:table-cell>
          <table:table-cell office:value-type="string">
            <text:p><text:a xlink:href="https://en.wikipedia.org/wiki/Mambajao,_Camiguin">Mambajao</text:a></text:p>
          </table:table-cell>
          <table:table-cell office:value-type="percentage" office:value="0.001">
            <text:p>0.10%</text:p>
          </table:table-cell>
          <table:table-cell office:value-type="float" office:value="88478">
            <text:p>88478</text:p>
          </table:table-cell>
          <table:table-cell office:value-type="string">
            <text:p>237.95 km2</text:p>
            <text:p>(91.87 sq mi)</text:p>
          </table:table-cell>
          <table:table-cell office:value-type="string">
            <text:p>370/km2</text:p>
            <text:p>(960/sq mi)</text:p>
          </table:table-cell>
          <table:table-cell office:value-type="date" office:date-value="1966-06-18">
            <text:p>06/18/66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—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PH-CAP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Bataan">Bataan</text:a></text:p>
          </table:table-cell>
          <table:table-cell office:value-type="string">
            <text:p><text:a xlink:href="https://en.wikipedia.org/wiki/Roxas,_Capiz">Roxas</text:a></text:p>
          </table:table-cell>
          <table:table-cell office:value-type="percentage" office:value="0.008">
            <text:p>0.80%</text:p>
          </table:table-cell>
          <table:table-cell office:value-type="float" office:value="761384">
            <text:p>761384</text:p>
          </table:table-cell>
          <table:table-cell office:value-type="string">
            <text:p>2,594.64 km2</text:p>
            <text:p>(1,001.80 sq mi)</text:p>
          </table:table-cell>
          <table:table-cell office:value-type="string">
            <text:p>290/km2</text:p>
            <text:p>(750/sq mi)</text:p>
          </table:table-cell>
          <table:table-cell office:value-type="date" office:date-value="1917-03-10">
            <text:p>03/10/17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office:value-type="string">
            <text:p>PH-CAT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Bulacan">Bulacan</text:a></text:p>
          </table:table-cell>
          <table:table-cell office:value-type="string">
            <text:p><text:a xlink:href="https://en.wikipedia.org/wiki/Virac,_Catanduanes">Virac</text:a></text:p>
          </table:table-cell>
          <table:table-cell office:value-type="percentage" office:value="0.003">
            <text:p>0.30%</text:p>
          </table:table-cell>
          <table:table-cell office:value-type="float" office:value="260964">
            <text:p>260964</text:p>
          </table:table-cell>
          <table:table-cell office:value-type="string">
            <text:p>1,492.16 km2</text:p>
            <text:p>(576.13 sq mi)</text:p>
          </table:table-cell>
          <table:table-cell office:value-type="string">
            <text:p>170/km2</text:p>
            <text:p>(440/sq mi)</text:p>
          </table:table-cell>
          <table:table-cell office:value-type="date" office:date-value="1945-09-26">
            <text:p>09/26/45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—</text:p>
          </table:table-cell>
          <table:table-cell office:value-type="float" office:value="315">
            <text:p>315</text:p>
          </table:table-cell>
        </table:table-row>
        <table:table-row table:style-name="ro3">
          <table:table-cell office:value-type="string">
            <text:p>PH-CAV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Nueva_Ecija">Nueva Ecija</text:a></text:p>
          </table:table-cell>
          <table:table-cell office:value-type="string">
            <text:p><text:a xlink:href="https://en.wikipedia.org/wiki/Imus_City">Imus City</text:a><text:a xlink:href="https://en.wikipedia.org/wiki/Provinces_of_the_Philippines#cite_note-CaviteGovPH-26">[19]</text:a></text:p>
          </table:table-cell>
          <table:table-cell office:value-type="percentage" office:value="0.036">
            <text:p>3.60%</text:p>
          </table:table-cell>
          <table:table-cell office:value-type="float" office:value="3678301">
            <text:p>3678301</text:p>
          </table:table-cell>
          <table:table-cell office:value-type="string">
            <text:p>1,574.17 km2</text:p>
            <text:p>(607.79 sq mi)</text:p>
          </table:table-cell>
          <table:table-cell office:value-type="string">
            <text:p>2,300/km2</text:p>
            <text:p>(6,000/sq mi)</text:p>
          </table:table-cell>
          <table:table-cell table:style-name="ce3" office:value-type="string">
            <text:p>10 Mar 1614</text:p>
            <text:p><text:a xlink:href="https://en.wikipedia.org/wiki/Provinces_of_the_Philippines#cite_note-census-27">[20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PH-CEB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Pampanga">Pampanga</text:a><text:a xlink:href="https://en.wikipedia.org/wiki/Provinces_of_the_Philippines#cite_note-49">[xix]</text:a></text:p>
          </table:table-cell>
          <table:table-cell office:value-type="string">
            <text:p><text:a xlink:href="https://en.wikipedia.org/wiki/Cebu_City">Cebu City</text:a><text:a xlink:href="https://en.wikipedia.org/wiki/Provinces_of_the_Philippines#cite_note-huc-29">[21]</text:a></text:p>
          </table:table-cell>
          <table:table-cell office:value-type="percentage" office:value="0.046">
            <text:p>4.60%</text:p>
          </table:table-cell>
          <table:table-cell office:value-type="float" office:value="4632359">
            <text:p>4632359</text:p>
          </table:table-cell>
          <table:table-cell office:value-type="string">
            <text:p>5,342.00 km2</text:p>
            <text:p>(2,062.56 sq mi)</text:p>
          </table:table-cell>
          <table:table-cell office:value-type="string">
            <text:p>870/km2</text:p>
            <text:p>(2,300/sq mi)</text:p>
          </table:table-cell>
          <table:table-cell office:value-type="date" office:date-value="1565-05-07">
            <text:p>04/27/65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203">
            <text:p>1203</text:p>
          </table:table-cell>
        </table:table-row>
        <table:table-row table:style-name="ro2">
          <table:table-cell office:value-type="string">
            <text:p>PH-COM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Tarlac">Tarlac</text:a></text:p>
          </table:table-cell>
          <table:table-cell office:value-type="string">
            <text:p><text:a xlink:href="https://en.wikipedia.org/wiki/Nabunturan,_Compostela_Valley">Nabunturan</text:a></text:p>
          </table:table-cell>
          <table:table-cell office:value-type="percentage" office:value="0.007">
            <text:p>0.70%</text:p>
          </table:table-cell>
          <table:table-cell office:value-type="float" office:value="736107">
            <text:p>736107</text:p>
          </table:table-cell>
          <table:table-cell office:value-type="string">
            <text:p>4,479.77 km2</text:p>
            <text:p>(1,729.65 sq mi)</text:p>
          </table:table-cell>
          <table:table-cell office:value-type="string">
            <text:p>160/km2</text:p>
            <text:p>(410/sq mi)</text:p>
          </table:table-cell>
          <table:table-cell office:value-type="date" office:date-value="1998-01-31">
            <text:p>01/31/98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—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PH-NCO</text:p>
          </table:table-cell>
          <table:table-cell office:value-type="string">
            <text:p><text:a xlink:href="https://en.wikipedia.org/wiki/Central_Luzon">III</text:a></text:p>
          </table:table-cell>
          <table:table-cell office:value-type="string">
            <text:p><text:a xlink:href="https://en.wikipedia.org/wiki/Zambales">Zambales</text:a><text:a xlink:href="https://en.wikipedia.org/wiki/Provinces_of_the_Philippines#cite_note-61">[xxiv]</text:a></text:p>
          </table:table-cell>
          <table:table-cell office:value-type="string">
            <text:p><text:a xlink:href="https://en.wikipedia.org/wiki/Kidapawan">Kidapawan</text:a></text:p>
          </table:table-cell>
          <table:table-cell office:value-type="percentage" office:value="0.014">
            <text:p>1.40%</text:p>
          </table:table-cell>
          <table:table-cell office:value-type="float" office:value="1379747">
            <text:p>1379747</text:p>
          </table:table-cell>
          <table:table-cell office:value-type="string">
            <text:p>9,008.90 km2</text:p>
            <text:p>(3,478.36 sq mi)</text:p>
          </table:table-cell>
          <table:table-cell office:value-type="string">
            <text:p>150/km2</text:p>
            <text:p>(390/sq mi)</text:p>
          </table:table-cell>
          <table:table-cell table:style-name="ce3" office:value-type="string">
            <text:p>1 Sep 1914</text:p>
            <text:p><text:a xlink:href="https://en.wikipedia.org/wiki/Provinces_of_the_Philippines#cite_note-PhilStar-Cotabato-30">[22]</text:a>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</table:table-row>
        <table:table-row table:style-name="ro2">
          <table:table-cell office:value-type="string">
            <text:p>PH-DAV</text:p>
          </table:table-cell>
          <table:table-cell office:value-type="string">
            <text:p><text:a xlink:href="https://en.wikipedia.org/wiki/Calabarzon">IV-A</text:a></text:p>
          </table:table-cell>
          <table:table-cell office:value-type="string">
            <text:p><text:a xlink:href="https://en.wikipedia.org/wiki/Batangas">Batangas</text:a></text:p>
          </table:table-cell>
          <table:table-cell office:value-type="string">
            <text:p><text:a xlink:href="https://en.wikipedia.org/wiki/Tagum">Tagum</text:a></text:p>
          </table:table-cell>
          <table:table-cell office:value-type="percentage" office:value="0.01">
            <text:p>1.00%</text:p>
          </table:table-cell>
          <table:table-cell office:value-type="float" office:value="1016332">
            <text:p>1016332</text:p>
          </table:table-cell>
          <table:table-cell office:value-type="string">
            <text:p>3,426.97 km2</text:p>
            <text:p>(1,323.16 sq mi)</text:p>
          </table:table-cell>
          <table:table-cell office:value-type="string">
            <text:p>300/km2</text:p>
            <text:p>(780/sq mi)</text:p>
          </table:table-cell>
          <table:table-cell office:value-type="date" office:date-value="1967-05-08">
            <text:p>05/08/67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string">
            <text:p>PH-DAS</text:p>
          </table:table-cell>
          <table:table-cell office:value-type="string">
            <text:p><text:a xlink:href="https://en.wikipedia.org/wiki/Calabarzon">IV-A</text:a></text:p>
          </table:table-cell>
          <table:table-cell office:value-type="string">
            <text:p><text:a xlink:href="https://en.wikipedia.org/wiki/Cavite">Cavite</text:a></text:p>
          </table:table-cell>
          <table:table-cell office:value-type="string">
            <text:p><text:a xlink:href="https://en.wikipedia.org/wiki/Digos">Digos</text:a></text:p>
          </table:table-cell>
          <table:table-cell office:value-type="percentage" office:value="0.022">
            <text:p>2.20%</text:p>
          </table:table-cell>
          <table:table-cell office:value-type="float" office:value="2265579">
            <text:p>2265579</text:p>
          </table:table-cell>
          <table:table-cell office:value-type="string">
            <text:p>4,607.59 km2</text:p>
            <text:p>(1,779.00 sq mi)</text:p>
          </table:table-cell>
          <table:table-cell office:value-type="string">
            <text:p>490/km2</text:p>
            <text:p>(1,300/sq mi)</text:p>
          </table:table-cell>
          <table:table-cell office:value-type="date" office:date-value="1914-09-01">
            <text:p>09/01/14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</table:table-row>
        <table:table-row table:style-name="ro3">
          <table:table-cell office:value-type="string">
            <text:p>PH-DVO</text:p>
          </table:table-cell>
          <table:table-cell office:value-type="string">
            <text:p><text:a xlink:href="https://en.wikipedia.org/wiki/Calabarzon">IV-A</text:a></text:p>
          </table:table-cell>
          <table:table-cell office:value-type="string">
            <text:p><text:a xlink:href="https://en.wikipedia.org/wiki/Laguna_(province)">Laguna</text:a></text:p>
          </table:table-cell>
          <table:table-cell office:value-type="string">
            <text:p><text:a xlink:href="https://en.wikipedia.org/wiki/Malita,_Davao_Occidental">Malita</text:a></text:p>
          </table:table-cell>
          <table:table-cell office:value-type="percentage" office:value="0.003">
            <text:p>0.30%</text:p>
          </table:table-cell>
          <table:table-cell office:value-type="float" office:value="316342">
            <text:p>316342</text:p>
          </table:table-cell>
          <table:table-cell office:value-type="string">
            <text:p>2,163.45 km2</text:p>
            <text:p>(835.31 sq mi)</text:p>
          </table:table-cell>
          <table:table-cell office:value-type="string">
            <text:p>150/km2</text:p>
            <text:p>(390/sq mi)</text:p>
          </table:table-cell>
          <table:table-cell office:value-type="date" office:date-value="2013-10-28">
            <text:p>10/28/13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—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PH-DAO</text:p>
          </table:table-cell>
          <table:table-cell office:value-type="string">
            <text:p><text:a xlink:href="https://en.wikipedia.org/wiki/Calabarzon">IV-A</text:a></text:p>
          </table:table-cell>
          <table:table-cell office:value-type="string">
            <text:p><text:a xlink:href="https://en.wikipedia.org/wiki/Quezon">Quezon</text:a><text:a xlink:href="https://en.wikipedia.org/wiki/Provinces_of_the_Philippines#cite_note-52">[xxi]</text:a></text:p>
          </table:table-cell>
          <table:table-cell office:value-type="string">
            <text:p><text:a xlink:href="https://en.wikipedia.org/wiki/Mati,_Davao_Oriental">Mati</text:a></text:p>
          </table:table-cell>
          <table:table-cell office:value-type="percentage" office:value="0.006">
            <text:p>0.60%</text:p>
          </table:table-cell>
          <table:table-cell office:value-type="float" office:value="558958">
            <text:p>558958</text:p>
          </table:table-cell>
          <table:table-cell office:value-type="string">
            <text:p>5,679.64 km2</text:p>
            <text:p>(2,192.92 sq mi)</text:p>
          </table:table-cell>
          <table:table-cell office:value-type="string">
            <text:p>98/km2</text:p>
            <text:p>(250/sq mi)</text:p>
          </table:table-cell>
          <table:table-cell office:value-type="date" office:date-value="1967-05-08">
            <text:p>05/08/67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</table:table-row>
        <table:table-row table:style-name="ro3">
          <table:table-cell office:value-type="string">
            <text:p>PH-DIN</text:p>
          </table:table-cell>
          <table:table-cell office:value-type="string">
            <text:p><text:a xlink:href="https://en.wikipedia.org/wiki/Calabarzon">IV-A</text:a></text:p>
          </table:table-cell>
          <table:table-cell office:value-type="string">
            <text:p><text:a xlink:href="https://en.wikipedia.org/wiki/Rizal">Rizal</text:a></text:p>
          </table:table-cell>
          <table:table-cell office:value-type="string">
            <text:p><text:a xlink:href="https://en.wikipedia.org/wiki/San_Jose,_Dinagat_Islands">San Jose</text:a></text:p>
          </table:table-cell>
          <table:table-cell office:value-type="percentage" office:value="0.001">
            <text:p>0.10%</text:p>
          </table:table-cell>
          <table:table-cell office:value-type="float" office:value="127152">
            <text:p>127152</text:p>
          </table:table-cell>
          <table:table-cell office:value-type="string">
            <text:p>1,036.34 km2</text:p>
            <text:p>(400.13 sq mi)</text:p>
          </table:table-cell>
          <table:table-cell office:value-type="string">
            <text:p>120/km2</text:p>
            <text:p>(310/sq mi)</text:p>
          </table:table-cell>
          <table:table-cell office:value-type="date" office:date-value="2006-12-02">
            <text:p>12/02/06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7">
            <text:p>7</text:p>
          </table:table-cell>
          <table:table-cell office:value-type="string">
            <text:p>—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PH-EAS</text:p>
          </table:table-cell>
          <table:table-cell office:value-type="string">
            <text:p><text:a xlink:href="https://en.wikipedia.org/wiki/Mimaropa">IV-B</text:a></text:p>
          </table:table-cell>
          <table:table-cell office:value-type="string">
            <text:p><text:a xlink:href="https://en.wikipedia.org/wiki/Marinduque">Marinduque</text:a></text:p>
          </table:table-cell>
          <table:table-cell office:value-type="string">
            <text:p><text:a xlink:href="https://en.wikipedia.org/wiki/Borongan">Borongan</text:a></text:p>
          </table:table-cell>
          <table:table-cell office:value-type="percentage" office:value="0.005">
            <text:p>0.50%</text:p>
          </table:table-cell>
          <table:table-cell office:value-type="float" office:value="467160">
            <text:p>467160</text:p>
          </table:table-cell>
          <table:table-cell office:value-type="string">
            <text:p>4,660.47 km2</text:p>
            <text:p>(1,799.42 sq mi)</text:p>
          </table:table-cell>
          <table:table-cell office:value-type="string">
            <text:p>100/km2</text:p>
            <text:p>(260/sq mi)</text:p>
          </table:table-cell>
          <table:table-cell office:value-type="date" office:date-value="1965-06-19">
            <text:p>06/19/65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</table:table-row>
        <table:table-row table:style-name="ro3">
          <table:table-cell office:value-type="string">
            <text:p>PH-GUI</text:p>
          </table:table-cell>
          <table:table-cell office:value-type="string">
            <text:p><text:a xlink:href="https://en.wikipedia.org/wiki/Mimaropa">IV-B</text:a></text:p>
          </table:table-cell>
          <table:table-cell office:value-type="string">
            <text:p><text:a xlink:href="https://en.wikipedia.org/wiki/Occidental_Mindoro">OccidentalMindoro</text:a></text:p>
          </table:table-cell>
          <table:table-cell office:value-type="string">
            <text:p><text:a xlink:href="https://en.wikipedia.org/wiki/Jordan,_Guimaras">Jordan</text:a></text:p>
          </table:table-cell>
          <table:table-cell office:value-type="percentage" office:value="0.002">
            <text:p>0.20%</text:p>
          </table:table-cell>
          <table:table-cell office:value-type="float" office:value="174613">
            <text:p>174613</text:p>
          </table:table-cell>
          <table:table-cell office:value-type="string">
            <text:p>604.57 km2</text:p>
            <text:p>(233.43 sq mi)</text:p>
          </table:table-cell>
          <table:table-cell office:value-type="string">
            <text:p>290/km2</text:p>
            <text:p>(750/sq mi)</text:p>
          </table:table-cell>
          <table:table-cell office:value-type="date" office:date-value="1992-05-22">
            <text:p>05/22/92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—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string">
            <text:p>PH-IFU</text:p>
          </table:table-cell>
          <table:table-cell office:value-type="string">
            <text:p><text:a xlink:href="https://en.wikipedia.org/wiki/Mimaropa">IV-B</text:a></text:p>
          </table:table-cell>
          <table:table-cell office:value-type="string">
            <text:p><text:a xlink:href="https://en.wikipedia.org/wiki/Oriental_Mindoro">OrientalMindoro</text:a></text:p>
          </table:table-cell>
          <table:table-cell office:value-type="string">
            <text:p><text:a xlink:href="https://en.wikipedia.org/wiki/Lagawe,_Ifugao">Lagawe</text:a></text:p>
          </table:table-cell>
          <table:table-cell office:value-type="percentage" office:value="0.002">
            <text:p>0.20%</text:p>
          </table:table-cell>
          <table:table-cell office:value-type="float" office:value="202802">
            <text:p>202802</text:p>
          </table:table-cell>
          <table:table-cell office:value-type="string">
            <text:p>2,628.21 km2</text:p>
            <text:p>(1,014.76 sq mi)</text:p>
          </table:table-cell>
          <table:table-cell office:value-type="string">
            <text:p>77/km2</text:p>
            <text:p>(200/sq mi)</text:p>
          </table:table-cell>
          <table:table-cell office:value-type="date" office:date-value="1966-06-18">
            <text:p>06/18/6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Ifugao">175</text:a></text:p>
          </table:table-cell>
        </table:table-row>
        <table:table-row table:style-name="ro2">
          <table:table-cell office:value-type="string">
            <text:p>PH-ILN</text:p>
          </table:table-cell>
          <table:table-cell office:value-type="string">
            <text:p><text:a xlink:href="https://en.wikipedia.org/wiki/Mimaropa">IV-B</text:a></text:p>
          </table:table-cell>
          <table:table-cell office:value-type="string">
            <text:p><text:a xlink:href="https://en.wikipedia.org/wiki/Palawan">Palawan</text:a><text:a xlink:href="https://en.wikipedia.org/wiki/Provinces_of_the_Philippines#cite_note-48">[xviii]</text:a></text:p>
          </table:table-cell>
          <table:table-cell office:value-type="string">
            <text:p><text:a xlink:href="https://en.wikipedia.org/wiki/Laoag">Laoag</text:a></text:p>
          </table:table-cell>
          <table:table-cell office:value-type="percentage" office:value="0.006">
            <text:p>0.60%</text:p>
          </table:table-cell>
          <table:table-cell office:value-type="float" office:value="593081">
            <text:p>593081</text:p>
          </table:table-cell>
          <table:table-cell office:value-type="string">
            <text:p>3,467.89 km2</text:p>
            <text:p>(1,338.96 sq mi)</text:p>
          </table:table-cell>
          <table:table-cell office:value-type="string">
            <text:p>170/km2</text:p>
            <text:p>(440/sq mi)</text:p>
          </table:table-cell>
          <table:table-cell office:value-type="date" office:date-value="1818-02-02">
            <text:p>02/02/18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<text:a xlink:href="https://en.wikipedia.org/wiki/List_of_barangays_in_Ilocos_Norte">557</text:a></text:p>
          </table:table-cell>
        </table:table-row>
        <table:table-row table:style-name="ro2">
          <table:table-cell office:value-type="string">
            <text:p>PH-ILS</text:p>
          </table:table-cell>
          <table:table-cell office:value-type="string">
            <text:p><text:a xlink:href="https://en.wikipedia.org/wiki/Mimaropa">IV-B</text:a></text:p>
          </table:table-cell>
          <table:table-cell office:value-type="string">
            <text:p><text:a xlink:href="https://en.wikipedia.org/wiki/Romblon">Romblon</text:a></text:p>
          </table:table-cell>
          <table:table-cell office:value-type="string">
            <text:p><text:a xlink:href="https://en.wikipedia.org/wiki/Vigan">Vigan</text:a></text:p>
          </table:table-cell>
          <table:table-cell office:value-type="percentage" office:value="0.007">
            <text:p>0.70%</text:p>
          </table:table-cell>
          <table:table-cell office:value-type="float" office:value="689668">
            <text:p>689668</text:p>
          </table:table-cell>
          <table:table-cell office:value-type="string">
            <text:p>2,596.00 km2</text:p>
            <text:p>(1,002.32 sq mi)</text:p>
          </table:table-cell>
          <table:table-cell office:value-type="string">
            <text:p>270/km2</text:p>
            <text:p>(700/sq mi)</text:p>
          </table:table-cell>
          <table:table-cell table:style-name="ce3" office:value-type="float" office:value="1572">
            <text:p>1572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a xlink:href="https://en.wikipedia.org/wiki/List_of_barangays_in_Ilocos_Sur">768</text:a></text:p>
          </table:table-cell>
        </table:table-row>
        <table:table-row table:style-name="ro2">
          <table:table-cell office:value-type="string">
            <text:p>PH-LAS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Albay">Albay</text:a></text:p>
          </table:table-cell>
          <table:table-cell office:value-type="string">
            <text:p><text:a xlink:href="https://en.wikipedia.org/wiki/Marawi">Marawi</text:a></text:p>
          </table:table-cell>
          <table:table-cell office:value-type="percentage" office:value="0.01">
            <text:p>1.00%</text:p>
          </table:table-cell>
          <table:table-cell office:value-type="float" office:value="1045429">
            <text:p>1045429</text:p>
          </table:table-cell>
          <table:table-cell office:value-type="string">
            <text:p>3,872.89 km2</text:p>
            <text:p>(1,495.33 sq mi)<text:a xlink:href="https://en.wikipedia.org/wiki/Provinces_of_the_Philippines#cite_note-ARMMDAGovPH-LanaodelSur-35">[23]</text:a></text:p>
          </table:table-cell>
          <table:table-cell office:value-type="string">
            <text:p>270/km2</text:p>
            <text:p>(700/sq mi)</text:p>
          </table:table-cell>
          <table:table-cell office:value-type="date" office:date-value="1914-09-01">
            <text:p>09/01/14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</table:table-row>
        <table:table-row table:style-name="ro2">
          <table:table-cell office:value-type="string">
            <text:p>PH-LEY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Camarines_Norte">CamarinesNorte</text:a></text:p>
          </table:table-cell>
          <table:table-cell office:value-type="string">
            <text:p><text:a xlink:href="https://en.wikipedia.org/wiki/Tacloban">Tacloban</text:a><text:a xlink:href="https://en.wikipedia.org/wiki/Provinces_of_the_Philippines#cite_note-huc-29">[21]</text:a></text:p>
          </table:table-cell>
          <table:table-cell office:value-type="percentage" office:value="0.019">
            <text:p>1.90%</text:p>
          </table:table-cell>
          <table:table-cell office:value-type="float" office:value="1966768">
            <text:p>1966768</text:p>
          </table:table-cell>
          <table:table-cell office:value-type="string">
            <text:p>6,515.05 km2</text:p>
            <text:p>(2,515.47 sq mi)</text:p>
          </table:table-cell>
          <table:table-cell office:value-type="string">
            <text:p>300/km2</text:p>
            <text:p>(780/sq mi)</text:p>
          </table:table-cell>
          <table:table-cell table:style-name="ce3" office:value-type="float" office:value="1735">
            <text:p>1735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641">
            <text:p>1641</text:p>
          </table:table-cell>
        </table:table-row>
        <table:table-row table:style-name="ro2">
          <table:table-cell office:value-type="string">
            <text:p>PH-MAG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Camarines_Sur">CamarinesSur</text:a><text:a xlink:href="https://en.wikipedia.org/wiki/Provinces_of_the_Philippines#cite_note-24">[vii]</text:a></text:p>
          </table:table-cell>
          <table:table-cell office:value-type="string">
            <text:p><text:a xlink:href="https://en.wikipedia.org/wiki/Shariff_Aguak,_Maguindanao">Shariff Aguak</text:a></text:p>
          </table:table-cell>
          <table:table-cell office:value-type="percentage" office:value="0.015">
            <text:p>1.50%</text:p>
          </table:table-cell>
          <table:table-cell office:value-type="float" office:value="1473371">
            <text:p>1473371</text:p>
          </table:table-cell>
          <table:table-cell office:value-type="string">
            <text:p>6,146.53 km2</text:p>
            <text:p>(2,373.19 sq mi)<text:a xlink:href="https://en.wikipedia.org/wiki/Provinces_of_the_Philippines#cite_note-MaguindanaoGovPH-38">[24]</text:a></text:p>
          </table:table-cell>
          <table:table-cell office:value-type="string">
            <text:p>240/km2</text:p>
            <text:p>(620/sq mi)</text:p>
          </table:table-cell>
          <table:table-cell office:value-type="date" office:date-value="1973-11-22">
            <text:p>11/22/73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office:value-type="string">
            <text:p>PH-MAD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Catanduanes">Catanduanes</text:a></text:p>
          </table:table-cell>
          <table:table-cell office:value-type="string">
            <text:p><text:a xlink:href="https://en.wikipedia.org/wiki/Boac,_Marinduque">Boac</text:a></text:p>
          </table:table-cell>
          <table:table-cell office:value-type="percentage" office:value="0.002">
            <text:p>0.20%</text:p>
          </table:table-cell>
          <table:table-cell office:value-type="float" office:value="234521">
            <text:p>234521</text:p>
          </table:table-cell>
          <table:table-cell office:value-type="string">
            <text:p>952.58 km2</text:p>
            <text:p>(367.79 sq mi)</text:p>
          </table:table-cell>
          <table:table-cell office:value-type="string">
            <text:p>250/km2</text:p>
            <text:p>(650/sq mi)</text:p>
          </table:table-cell>
          <table:table-cell office:value-type="date" office:date-value="1920-02-21">
            <text:p>02/21/20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—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string">
            <text:p>PH-MAS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Masbate">Masbate</text:a></text:p>
          </table:table-cell>
          <table:table-cell office:value-type="string">
            <text:p><text:a xlink:href="https://en.wikipedia.org/wiki/Masbate_City">Masbate City</text:a></text:p>
          </table:table-cell>
          <table:table-cell office:value-type="percentage" office:value="0.009">
            <text:p>0.90%</text:p>
          </table:table-cell>
          <table:table-cell office:value-type="float" office:value="892393">
            <text:p>892393</text:p>
          </table:table-cell>
          <table:table-cell office:value-type="string">
            <text:p>4,151.78 km2</text:p>
            <text:p>(1,603.01 sq mi)</text:p>
          </table:table-cell>
          <table:table-cell office:value-type="string">
            <text:p>210/km2</text:p>
            <text:p>(540/sq mi)</text:p>
          </table:table-cell>
          <table:table-cell table:style-name="ce3" office:value-type="string">
            <text:p>18 Mar 1901</text:p>
            <text:p><text:a xlink:href="https://en.wikipedia.org/wiki/Provinces_of_the_Philippines#cite_note-PCOOGovPH-Masbate-39">[25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office:value-type="string">
            <text:p>PH-MSC</text:p>
          </table:table-cell>
          <table:table-cell office:value-type="string">
            <text:p><text:a xlink:href="https://en.wikipedia.org/wiki/Bicol_Region">V</text:a></text:p>
          </table:table-cell>
          <table:table-cell office:value-type="string">
            <text:p><text:a xlink:href="https://en.wikipedia.org/wiki/Sorsogon">Sorsogon</text:a></text:p>
          </table:table-cell>
          <table:table-cell office:value-type="string">
            <text:p><text:a xlink:href="https://en.wikipedia.org/wiki/Oroquieta">Oroquieta</text:a></text:p>
          </table:table-cell>
          <table:table-cell office:value-type="percentage" office:value="0.006">
            <text:p>0.60%</text:p>
          </table:table-cell>
          <table:table-cell office:value-type="float" office:value="602126">
            <text:p>602126</text:p>
          </table:table-cell>
          <table:table-cell office:value-type="string">
            <text:p>2,055.22 km2</text:p>
            <text:p>(793.52 sq mi)</text:p>
          </table:table-cell>
          <table:table-cell office:value-type="string">
            <text:p>290/km2</text:p>
            <text:p>(750/sq mi)</text:p>
          </table:table-cell>
          <table:table-cell office:value-type="date" office:date-value="1929-11-08">
            <text:p>11/08/29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 office:value-type="string">
            <text:p>PH-MSR</text:p>
          </table:table-cell>
          <table:table-cell office:value-type="string">
            <text:p><text:a xlink:href="https://en.wikipedia.org/wiki/Western_Visayas">VI</text:a></text:p>
          </table:table-cell>
          <table:table-cell office:value-type="string">
            <text:p><text:a xlink:href="https://en.wikipedia.org/wiki/Aklan">Aklan</text:a></text:p>
          </table:table-cell>
          <table:table-cell office:value-type="string">
            <text:p><text:a xlink:href="https://en.wikipedia.org/wiki/Cagayan_de_Oro">Cagayan de Oro</text:a><text:a xlink:href="https://en.wikipedia.org/wiki/Provinces_of_the_Philippines#cite_note-huc-29">[21]</text:a></text:p>
          </table:table-cell>
          <table:table-cell office:value-type="percentage" office:value="0.015">
            <text:p>1.50%</text:p>
          </table:table-cell>
          <table:table-cell office:value-type="float" office:value="1564459">
            <text:p>1564459</text:p>
          </table:table-cell>
          <table:table-cell office:value-type="string">
            <text:p>3,544.32 km2</text:p>
            <text:p>(1,368.47 sq mi)</text:p>
          </table:table-cell>
          <table:table-cell office:value-type="string">
            <text:p>440/km2</text:p>
            <text:p>(1,100/sq mi)</text:p>
          </table:table-cell>
          <table:table-cell office:value-type="date" office:date-value="1901-05-15">
            <text:p>05/15/01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PH-MOU</text:p>
          </table:table-cell>
          <table:table-cell office:value-type="string">
            <text:p><text:a xlink:href="https://en.wikipedia.org/wiki/Western_Visayas">VI</text:a></text:p>
          </table:table-cell>
          <table:table-cell office:value-type="string">
            <text:p><text:a xlink:href="https://en.wikipedia.org/wiki/Antique_(province)">Antique</text:a></text:p>
          </table:table-cell>
          <table:table-cell office:value-type="string">
            <text:p><text:a xlink:href="https://en.wikipedia.org/wiki/Bontoc,_Mountain_Province">Bontoc</text:a></text:p>
          </table:table-cell>
          <table:table-cell office:value-type="percentage" office:value="0.002">
            <text:p>0.20%</text:p>
          </table:table-cell>
          <table:table-cell office:value-type="float" office:value="154590">
            <text:p>154590</text:p>
          </table:table-cell>
          <table:table-cell office:value-type="string">
            <text:p>2,157.38 km2</text:p>
            <text:p>(832.97 sq mi)</text:p>
          </table:table-cell>
          <table:table-cell office:value-type="string">
            <text:p>72/km2</text:p>
            <text:p>(190/sq mi)</text:p>
          </table:table-cell>
          <table:table-cell table:style-name="ce3" office:value-type="float" office:value="1846">
            <text:p>184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Mountain_Province">144</text:a></text:p>
          </table:table-cell>
        </table:table-row>
        <table:table-row table:style-name="ro2">
          <table:table-cell office:value-type="string">
            <text:p>PH-NEC</text:p>
          </table:table-cell>
          <table:table-cell office:value-type="string">
            <text:p><text:a xlink:href="https://en.wikipedia.org/wiki/Western_Visayas">VI</text:a></text:p>
          </table:table-cell>
          <table:table-cell office:value-type="string">
            <text:p><text:a xlink:href="https://en.wikipedia.org/wiki/Capiz">Capiz</text:a></text:p>
          </table:table-cell>
          <table:table-cell office:value-type="string">
            <text:p><text:a xlink:href="https://en.wikipedia.org/wiki/Bacolod">Bacolod</text:a><text:a xlink:href="https://en.wikipedia.org/wiki/Provinces_of_the_Philippines#cite_note-huc-29">[21]</text:a></text:p>
          </table:table-cell>
          <table:table-cell office:value-type="percentage" office:value="0.03">
            <text:p>3.00%</text:p>
          </table:table-cell>
          <table:table-cell office:value-type="float" office:value="3059136">
            <text:p>3059136</text:p>
          </table:table-cell>
          <table:table-cell office:value-type="string">
            <text:p>7,965.21 km2</text:p>
            <text:p>(3,075.38 sq mi)</text:p>
          </table:table-cell>
          <table:table-cell office:value-type="string">
            <text:p>380/km2</text:p>
            <text:p>(980/sq mi)</text:p>
          </table:table-cell>
          <table:table-cell table:style-name="ce3" office:value-type="string">
            <text:p>1 Jan 1890</text:p>
            <text:p><text:a xlink:href="https://en.wikipedia.org/wiki/Provinces_of_the_Philippines#cite_note-History_of_Negros_Occidental-42">[26]</text:a>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PH-NER</text:p>
          </table:table-cell>
          <table:table-cell office:value-type="string">
            <text:p><text:a xlink:href="https://en.wikipedia.org/wiki/Western_Visayas">VI</text:a></text:p>
          </table:table-cell>
          <table:table-cell office:value-type="string">
            <text:p><text:a xlink:href="https://en.wikipedia.org/wiki/Guimaras">Guimaras</text:a></text:p>
          </table:table-cell>
          <table:table-cell office:value-type="string">
            <text:p><text:a xlink:href="https://en.wikipedia.org/wiki/Dumaguete">Dumaguete</text:a></text:p>
          </table:table-cell>
          <table:table-cell office:value-type="percentage" office:value="0.013">
            <text:p>1.30%</text:p>
          </table:table-cell>
          <table:table-cell office:value-type="float" office:value="1354995">
            <text:p>1354995</text:p>
          </table:table-cell>
          <table:table-cell office:value-type="string">
            <text:p>5,385.53 km2</text:p>
            <text:p>(2,079.36 sq mi)</text:p>
          </table:table-cell>
          <table:table-cell office:value-type="string">
            <text:p>250/km2</text:p>
            <text:p>(650/sq mi)</text:p>
          </table:table-cell>
          <table:table-cell table:style-name="ce3" office:value-type="string">
            <text:p>1 Jan 1890</text:p>
            <text:p><text:a xlink:href="https://en.wikipedia.org/wiki/Provinces_of_the_Philippines#cite_note-History_of_Negros_Oriental-43">[27]</text:a>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string">
            <text:p>PH-NSA</text:p>
          </table:table-cell>
          <table:table-cell office:value-type="string">
            <text:p><text:a xlink:href="https://en.wikipedia.org/wiki/Western_Visayas">VI</text:a></text:p>
          </table:table-cell>
          <table:table-cell office:value-type="string">
            <text:p><text:a xlink:href="https://en.wikipedia.org/wiki/Iloilo">Iloilo</text:a><text:a xlink:href="https://en.wikipedia.org/wiki/Provinces_of_the_Philippines#cite_note-32">[x]</text:a></text:p>
          </table:table-cell>
          <table:table-cell office:value-type="string">
            <text:p><text:a xlink:href="https://en.wikipedia.org/wiki/Catarman,_Northern_Samar">Catarman</text:a></text:p>
          </table:table-cell>
          <table:table-cell office:value-type="percentage" office:value="0.006">
            <text:p>0.60%</text:p>
          </table:table-cell>
          <table:table-cell office:value-type="float" office:value="632379">
            <text:p>632379</text:p>
          </table:table-cell>
          <table:table-cell office:value-type="string">
            <text:p>3,692.93 km2</text:p>
            <text:p>(1,425.85 sq mi)</text:p>
          </table:table-cell>
          <table:table-cell office:value-type="string">
            <text:p>170/km2</text:p>
            <text:p>(440/sq mi)</text:p>
          </table:table-cell>
          <table:table-cell office:value-type="date" office:date-value="1965-06-19">
            <text:p>06/19/65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—</text:p>
          </table:table-cell>
          <table:table-cell office:value-type="float" office:value="569">
            <text:p>569</text:p>
          </table:table-cell>
        </table:table-row>
        <table:table-row table:style-name="ro2">
          <table:table-cell office:value-type="string">
            <text:p>PH-NUE</text:p>
          </table:table-cell>
          <table:table-cell office:value-type="string">
            <text:p><text:a xlink:href="https://en.wikipedia.org/wiki/Central_Visayas">VII</text:a></text:p>
          </table:table-cell>
          <table:table-cell office:value-type="string">
            <text:p><text:a xlink:href="https://en.wikipedia.org/wiki/Bohol">Bohol</text:a></text:p>
          </table:table-cell>
          <table:table-cell office:value-type="string">
            <text:p><text:a xlink:href="https://en.wikipedia.org/wiki/Palayan">Palayan</text:a><text:a xlink:href="https://en.wikipedia.org/wiki/Provinces_of_the_Philippines#cite_note-44">[xvii]</text:a></text:p>
          </table:table-cell>
          <table:table-cell office:value-type="percentage" office:value="0.021">
            <text:p>2.10%</text:p>
          </table:table-cell>
          <table:table-cell office:value-type="float" office:value="2151461">
            <text:p>2151461</text:p>
          </table:table-cell>
          <table:table-cell office:value-type="string">
            <text:p>5,751.33 km2</text:p>
            <text:p>(2,220.60 sq mi)</text:p>
          </table:table-cell>
          <table:table-cell office:value-type="string">
            <text:p>370/km2</text:p>
            <text:p>(960/sq mi)</text:p>
          </table:table-cell>
          <table:table-cell table:style-name="ce3" office:value-type="string">
            <text:p>25 Apr 1801</text:p>
            <text:p><text:a xlink:href="https://en.wikipedia.org/wiki/Provinces_of_the_Philippines#cite_note-45">[28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49">
            <text:p>849</text:p>
          </table:table-cell>
        </table:table-row>
        <table:table-row table:style-name="ro2">
          <table:table-cell office:value-type="string">
            <text:p>PH-NUV</text:p>
          </table:table-cell>
          <table:table-cell office:value-type="string">
            <text:p><text:a xlink:href="https://en.wikipedia.org/wiki/Central_Visayas">VII</text:a></text:p>
          </table:table-cell>
          <table:table-cell office:value-type="string">
            <text:p><text:a xlink:href="https://en.wikipedia.org/wiki/Cebu">Cebu</text:a><text:a xlink:href="https://en.wikipedia.org/wiki/Provinces_of_the_Philippines#cite_note-28">[viii]</text:a></text:p>
          </table:table-cell>
          <table:table-cell office:value-type="string">
            <text:p><text:a xlink:href="https://en.wikipedia.org/wiki/Bayombong,_Nueva_Vizcaya">Bayombong</text:a></text:p>
          </table:table-cell>
          <table:table-cell office:value-type="percentage" office:value="0.004">
            <text:p>0.40%</text:p>
          </table:table-cell>
          <table:table-cell office:value-type="float" office:value="452287">
            <text:p>452287</text:p>
          </table:table-cell>
          <table:table-cell office:value-type="string">
            <text:p>3,975.67 km2</text:p>
            <text:p>(1,535.01 sq mi)</text:p>
          </table:table-cell>
          <table:table-cell office:value-type="string">
            <text:p>110/km2</text:p>
            <text:p>(280/sq mi)</text:p>
          </table:table-cell>
          <table:table-cell table:style-name="ce3" office:value-type="string">
            <text:p>24 May 1839</text:p>
            <text:p><text:a xlink:href="https://en.wikipedia.org/wiki/Provinces_of_the_Philippines#cite_note-Inquirer-NuevaVizcaya-46">[29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Nueva_Vizcaya">275</text:a></text:p>
          </table:table-cell>
        </table:table-row>
        <table:table-row table:style-name="ro2">
          <table:table-cell office:value-type="string">
            <text:p>PH-MDC</text:p>
          </table:table-cell>
          <table:table-cell office:value-type="string">
            <text:p><text:a xlink:href="https://en.wikipedia.org/wiki/Central_Visayas">VII</text:a></text:p>
          </table:table-cell>
          <table:table-cell office:value-type="string">
            <text:p><text:a xlink:href="https://en.wikipedia.org/wiki/Siquijor">Siquijor</text:a></text:p>
          </table:table-cell>
          <table:table-cell office:value-type="string">
            <text:p><text:a xlink:href="https://en.wikipedia.org/wiki/Mamburao,_Occidental_Mindoro">Mamburao</text:a></text:p>
          </table:table-cell>
          <table:table-cell office:value-type="percentage" office:value="0.005">
            <text:p>0.50%</text:p>
          </table:table-cell>
          <table:table-cell office:value-type="float" office:value="487414">
            <text:p>487414</text:p>
          </table:table-cell>
          <table:table-cell office:value-type="string">
            <text:p>5,865.71 km2</text:p>
            <text:p>(2,264.76 sq mi)</text:p>
          </table:table-cell>
          <table:table-cell office:value-type="string">
            <text:p>83/km2</text:p>
            <text:p>(210/sq mi)</text:p>
          </table:table-cell>
          <table:table-cell table:style-name="ce3" office:value-type="string">
            <text:p>15 Nov 1950</text:p>
            <text:p><text:a xlink:href="https://en.wikipedia.org/wiki/Provinces_of_the_Philippines#cite_note-GovPH-OccMindoro-47">[30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—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PH-MDR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Biliran">Biliran</text:a></text:p>
          </table:table-cell>
          <table:table-cell office:value-type="string">
            <text:p><text:a xlink:href="https://en.wikipedia.org/wiki/Calapan">Calapan</text:a></text:p>
          </table:table-cell>
          <table:table-cell office:value-type="percentage" office:value="0.008">
            <text:p>0.80%</text:p>
          </table:table-cell>
          <table:table-cell office:value-type="float" office:value="844059">
            <text:p>844059</text:p>
          </table:table-cell>
          <table:table-cell office:value-type="string">
            <text:p>4,238.38 km2</text:p>
            <text:p>(1,636.45 sq mi)</text:p>
          </table:table-cell>
          <table:table-cell office:value-type="string">
            <text:p>200/km2</text:p>
            <text:p>(520/sq mi)</text:p>
          </table:table-cell>
          <table:table-cell table:style-name="ce3" office:value-type="float" office:value="1663">
            <text:p>1663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PH-PLW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Eastern_Samar">Eastern Samar</text:a></text:p>
          </table:table-cell>
          <table:table-cell office:value-type="string">
            <text:p><text:a xlink:href="https://en.wikipedia.org/wiki/Puerto_Princesa">Puerto Princesa</text:a><text:a xlink:href="https://en.wikipedia.org/wiki/Provinces_of_the_Philippines#cite_note-huc-29">[21]</text:a></text:p>
          </table:table-cell>
          <table:table-cell office:value-type="percentage" office:value="0.011">
            <text:p>1.10%</text:p>
          </table:table-cell>
          <table:table-cell office:value-type="float" office:value="1104585">
            <text:p>1104585</text:p>
          </table:table-cell>
          <table:table-cell office:value-type="string">
            <text:p>17,030.75 km2</text:p>
            <text:p>(6,575.61 sq mi)</text:p>
          </table:table-cell>
          <table:table-cell office:value-type="string">
            <text:p>65/km2</text:p>
            <text:p>(170/sq mi)</text:p>
          </table:table-cell>
          <table:table-cell office:value-type="date" office:date-value="1902-01-23">
            <text:p>01/23/02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office:value-type="string">
            <text:p>PH-PAM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Leyte_(province)">Leyte</text:a><text:a xlink:href="https://en.wikipedia.org/wiki/Provinces_of_the_Philippines#cite_note-36">[xiii]</text:a></text:p>
          </table:table-cell>
          <table:table-cell office:value-type="string">
            <text:p><text:a xlink:href="https://en.wikipedia.org/wiki/San_Fernando,_Pampanga">San Fernando</text:a></text:p>
          </table:table-cell>
          <table:table-cell office:value-type="percentage" office:value="0.026">
            <text:p>2.60%</text:p>
          </table:table-cell>
          <table:table-cell office:value-type="float" office:value="2609744">
            <text:p>2609744</text:p>
          </table:table-cell>
          <table:table-cell office:value-type="string">
            <text:p>2,062.47 km2</text:p>
            <text:p>(796.32 sq mi)</text:p>
          </table:table-cell>
          <table:table-cell office:value-type="string">
            <text:p>1,300/km2</text:p>
            <text:p>(3,400/sq mi)</text:p>
          </table:table-cell>
          <table:table-cell office:value-type="date" office:date-value="1571-12-21">
            <text:p>12/11/71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 office:value-type="string">
            <text:p>PH-PAN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Northern_Samar">Northern Samar</text:a></text:p>
          </table:table-cell>
          <table:table-cell office:value-type="string">
            <text:p><text:a xlink:href="https://en.wikipedia.org/wiki/Lingayen,_Pangasinan">Lingayen</text:a></text:p>
          </table:table-cell>
          <table:table-cell office:value-type="percentage" office:value="0.029">
            <text:p>2.90%</text:p>
          </table:table-cell>
          <table:table-cell office:value-type="float" office:value="2956726">
            <text:p>2956726</text:p>
          </table:table-cell>
          <table:table-cell office:value-type="string">
            <text:p>5,451.01 km2</text:p>
            <text:p>(2,104.65 sq mi)</text:p>
          </table:table-cell>
          <table:table-cell office:value-type="string">
            <text:p>540/km2</text:p>
            <text:p>(1,400/sq mi)</text:p>
          </table:table-cell>
          <table:table-cell table:style-name="ce3" office:value-type="string">
            <text:p>5 Apr 1580</text:p>
            <text:p><text:a xlink:href="https://en.wikipedia.org/wiki/Provinces_of_the_Philippines#cite_note-PhilStar-Pangasinan-51">[31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a xlink:href="https://en.wikipedia.org/wiki/List_of_barangays_in_Pangasinan">1,364</text:a></text:p>
          </table:table-cell>
        </table:table-row>
        <table:table-row table:style-name="ro2">
          <table:table-cell office:value-type="string">
            <text:p>PH-QUE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Samar_(province)">Samar</text:a></text:p>
          </table:table-cell>
          <table:table-cell office:value-type="string">
            <text:p><text:a xlink:href="https://en.wikipedia.org/wiki/Lucena,_Philippines">Lucena</text:a><text:a xlink:href="https://en.wikipedia.org/wiki/Provinces_of_the_Philippines#cite_note-huc-29">[21]</text:a></text:p>
          </table:table-cell>
          <table:table-cell office:value-type="percentage" office:value="0.021">
            <text:p>2.10%</text:p>
          </table:table-cell>
          <table:table-cell office:value-type="float" office:value="2122830">
            <text:p>2122830</text:p>
          </table:table-cell>
          <table:table-cell office:value-type="string">
            <text:p>9,069.60 km2</text:p>
            <text:p>(3,501.79 sq mi)</text:p>
          </table:table-cell>
          <table:table-cell office:value-type="string">
            <text:p>230/km2</text:p>
            <text:p>(600/sq mi)</text:p>
          </table:table-cell>
          <table:table-cell office:value-type="date" office:date-value="1901-03-02">
            <text:p>03/02/01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242">
            <text:p>1242</text:p>
          </table:table-cell>
        </table:table-row>
        <table:table-row table:style-name="ro3">
          <table:table-cell office:value-type="string">
            <text:p>PH-QUI</text:p>
          </table:table-cell>
          <table:table-cell office:value-type="string">
            <text:p><text:a xlink:href="https://en.wikipedia.org/wiki/Eastern_Visayas">VIII</text:a></text:p>
          </table:table-cell>
          <table:table-cell office:value-type="string">
            <text:p><text:a xlink:href="https://en.wikipedia.org/wiki/Southern_Leyte">Southern Leyte</text:a></text:p>
          </table:table-cell>
          <table:table-cell office:value-type="string">
            <text:p><text:a xlink:href="https://en.wikipedia.org/wiki/Cabarroguis,_Quirino">Cabarroguis</text:a></text:p>
          </table:table-cell>
          <table:table-cell office:value-type="percentage" office:value="0.002">
            <text:p>0.20%</text:p>
          </table:table-cell>
          <table:table-cell office:value-type="float" office:value="188991">
            <text:p>188991</text:p>
          </table:table-cell>
          <table:table-cell office:value-type="string">
            <text:p>2,323.47 km2</text:p>
            <text:p>(897.10 sq mi)</text:p>
          </table:table-cell>
          <table:table-cell office:value-type="string">
            <text:p>81/km2</text:p>
            <text:p>(210/sq mi)</text:p>
          </table:table-cell>
          <table:table-cell office:value-type="date" office:date-value="1966-06-18">
            <text:p>06/18/6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—</text:p>
          </table:table-cell>
          <table:table-cell office:value-type="string">
            <text:p><text:a xlink:href="https://en.wikipedia.org/wiki/List_of_barangays_in_Quirino">132</text:a></text:p>
          </table:table-cell>
        </table:table-row>
        <table:table-row table:style-name="ro5">
          <table:table-cell office:value-type="string">
            <text:p>PH-ILI</text:p>
          </table:table-cell>
          <table:table-cell office:value-type="string">
            <text:p><text:a xlink:href="https://en.wikipedia.org/wiki/Zamboanga_Peninsula">IX</text:a></text:p>
          </table:table-cell>
          <table:table-cell office:value-type="string">
            <text:p><text:a xlink:href="https://en.wikipedia.org/wiki/Zamboanga_del_Norte">Zamboangadel Norte</text:a></text:p>
          </table:table-cell>
          <table:table-cell office:value-type="string">
            <text:p><text:a xlink:href="https://en.wikipedia.org/wiki/Iloilo_City">Iloilo City</text:a><text:a xlink:href="https://en.wikipedia.org/wiki/Provinces_of_the_Philippines#cite_note-huc-29">[21]</text:a></text:p>
          </table:table-cell>
          <table:table-cell office:value-type="percentage" office:value="0.024">
            <text:p>2.40%</text:p>
          </table:table-cell>
          <table:table-cell office:value-type="float" office:value="2384415">
            <text:p>2384415</text:p>
          </table:table-cell>
          <table:table-cell office:value-type="string">
            <text:p>5,079.17 km2</text:p>
            <text:p>(1,961.08 sq mi)</text:p>
          </table:table-cell>
          <table:table-cell office:value-type="string">
            <text:p>470/km2</text:p>
            <text:p>(1,200/sq mi)</text:p>
          </table:table-cell>
          <table:table-cell table:style-name="ce3" office:value-type="float" office:value="1566">
            <text:p>1566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901">
            <text:p>1901</text:p>
          </table:table-cell>
        </table:table-row>
        <table:table-row table:style-name="ro5">
          <table:table-cell office:value-type="string">
            <text:p>PH-ISA</text:p>
          </table:table-cell>
          <table:table-cell office:value-type="string">
            <text:p><text:a xlink:href="https://en.wikipedia.org/wiki/Zamboanga_Peninsula">IX</text:a></text:p>
          </table:table-cell>
          <table:table-cell office:value-type="string">
            <text:p><text:a xlink:href="https://en.wikipedia.org/wiki/Zamboanga_del_Sur">Zamboangadel Sur</text:a><text:a xlink:href="https://en.wikipedia.org/wiki/Provinces_of_the_Philippines#cite_note-62">[xxv]</text:a></text:p>
          </table:table-cell>
          <table:table-cell office:value-type="string">
            <text:p><text:a xlink:href="https://en.wikipedia.org/wiki/Ilagan">Ilagan</text:a></text:p>
          </table:table-cell>
          <table:table-cell office:value-type="percentage" office:value="0.016">
            <text:p>1.60%</text:p>
          </table:table-cell>
          <table:table-cell office:value-type="float" office:value="1593566">
            <text:p>1593566</text:p>
          </table:table-cell>
          <table:table-cell office:value-type="string">
            <text:p>12,414.93 km2</text:p>
            <text:p>(4,793.43 sq mi)</text:p>
          </table:table-cell>
          <table:table-cell office:value-type="string">
            <text:p>130/km2</text:p>
            <text:p>(340/sq mi)</text:p>
          </table:table-cell>
          <table:table-cell office:value-type="date" office:date-value="1856-05-01">
            <text:p>05/01/5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<text:a xlink:href="https://en.wikipedia.org/wiki/List_of_barangays_in_Isabela">1,055</text:a></text:p>
          </table:table-cell>
        </table:table-row>
        <table:table-row table:style-name="ro5">
          <table:table-cell office:value-type="string">
            <text:p>PH-KAL</text:p>
          </table:table-cell>
          <table:table-cell office:value-type="string">
            <text:p><text:a xlink:href="https://en.wikipedia.org/wiki/Zamboanga_Peninsula">IX</text:a></text:p>
          </table:table-cell>
          <table:table-cell office:value-type="string">
            <text:p><text:a xlink:href="https://en.wikipedia.org/wiki/Zamboanga_Sibugay">ZamboangaSibugay</text:a></text:p>
          </table:table-cell>
          <table:table-cell office:value-type="string">
            <text:p><text:a xlink:href="https://en.wikipedia.org/wiki/Tabuk,_Philippines">Tabuk</text:a></text:p>
          </table:table-cell>
          <table:table-cell office:value-type="percentage" office:value="0.002">
            <text:p>0.20%</text:p>
          </table:table-cell>
          <table:table-cell office:value-type="float" office:value="212680">
            <text:p>212680</text:p>
          </table:table-cell>
          <table:table-cell office:value-type="string">
            <text:p>3,231.25 km2</text:p>
            <text:p>(1,247.59 sq mi)</text:p>
          </table:table-cell>
          <table:table-cell office:value-type="string">
            <text:p>66/km2</text:p>
            <text:p>(170/sq mi)</text:p>
          </table:table-cell>
          <table:table-cell office:value-type="date" office:date-value="1966-06-18">
            <text:p>06/18/66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Kalinga">152</text:a></text:p>
          </table:table-cell>
        </table:table-row>
        <table:table-row table:style-name="ro3">
          <table:table-cell office:value-type="string">
            <text:p>PH-RIZ</text:p>
          </table:table-cell>
          <table:table-cell office:value-type="string">
            <text:p><text:a xlink:href="https://en.wikipedia.org/wiki/Northern_Mindanao">X</text:a></text:p>
          </table:table-cell>
          <table:table-cell office:value-type="string">
            <text:p><text:a xlink:href="https://en.wikipedia.org/wiki/Bukidnon">Bukidnon</text:a></text:p>
          </table:table-cell>
          <table:table-cell office:value-type="string">
            <text:p><text:a xlink:href="https://en.wikipedia.org/wiki/Antipolo">Antipolo</text:a><text:a xlink:href="https://en.wikipedia.org/wiki/Provinces_of_the_Philippines#cite_note-53">[xxii]</text:a></text:p>
          </table:table-cell>
          <table:table-cell office:value-type="percentage" office:value="0.029">
            <text:p>2.90%</text:p>
          </table:table-cell>
          <table:table-cell office:value-type="float" office:value="2884227">
            <text:p>2884227</text:p>
          </table:table-cell>
          <table:table-cell office:value-type="string">
            <text:p>1,191.94 km2</text:p>
            <text:p>(460.21 sq mi)</text:p>
          </table:table-cell>
          <table:table-cell office:value-type="string">
            <text:p>2,400/km2</text:p>
            <text:p>(6,200/sq mi)</text:p>
          </table:table-cell>
          <table:table-cell office:value-type="date" office:date-value="1853-02-23">
            <text:p>02/23/53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</table:table-row>
        <table:table-row table:style-name="ro3">
          <table:table-cell office:value-type="string">
            <text:p>PH-ROM</text:p>
          </table:table-cell>
          <table:table-cell office:value-type="string">
            <text:p><text:a xlink:href="https://en.wikipedia.org/wiki/Northern_Mindanao">X</text:a></text:p>
          </table:table-cell>
          <table:table-cell office:value-type="string">
            <text:p><text:a xlink:href="https://en.wikipedia.org/wiki/Camiguin">Camiguin</text:a></text:p>
          </table:table-cell>
          <table:table-cell office:value-type="string">
            <text:p><text:a xlink:href="https://en.wikipedia.org/wiki/Romblon,_Romblon">Romblon</text:a></text:p>
          </table:table-cell>
          <table:table-cell office:value-type="percentage" office:value="0.003">
            <text:p>0.30%</text:p>
          </table:table-cell>
          <table:table-cell office:value-type="float" office:value="292781">
            <text:p>292781</text:p>
          </table:table-cell>
          <table:table-cell office:value-type="string">
            <text:p>1,533.45 km2</text:p>
            <text:p>(592.07 sq mi)</text:p>
          </table:table-cell>
          <table:table-cell office:value-type="string">
            <text:p>190/km2</text:p>
            <text:p>(490/sq mi)</text:p>
          </table:table-cell>
          <table:table-cell table:style-name="ce3" office:value-type="string">
            <text:p>16 Mar 1901</text:p>
            <text:p><text:a xlink:href="https://en.wikipedia.org/wiki/Provinces_of_the_Philippines#cite_note-RomblomanonNet-History-54">[32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—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PH-WSA</text:p>
          </table:table-cell>
          <table:table-cell office:value-type="string">
            <text:p><text:a xlink:href="https://en.wikipedia.org/wiki/Northern_Mindanao">X</text:a></text:p>
          </table:table-cell>
          <table:table-cell office:value-type="string">
            <text:p><text:a xlink:href="https://en.wikipedia.org/wiki/Lanao_del_Norte">Lanaodel Norte</text:a><text:a xlink:href="https://en.wikipedia.org/wiki/Provinces_of_the_Philippines#cite_note-34">[xii]</text:a></text:p>
          </table:table-cell>
          <table:table-cell office:value-type="string">
            <text:p><text:a xlink:href="https://en.wikipedia.org/wiki/Catbalogan">Catbalogan</text:a></text:p>
          </table:table-cell>
          <table:table-cell office:value-type="percentage" office:value="0.008">
            <text:p>0.80%</text:p>
          </table:table-cell>
          <table:table-cell office:value-type="float" office:value="780481">
            <text:p>780481</text:p>
          </table:table-cell>
          <table:table-cell office:value-type="string">
            <text:p>6,048.03 km2</text:p>
            <text:p>(2,335.16 sq mi)</text:p>
          </table:table-cell>
          <table:table-cell office:value-type="string">
            <text:p>130/km2</text:p>
            <text:p>(340/sq mi)</text:p>
          </table:table-cell>
          <table:table-cell table:style-name="ce3" office:value-type="float" office:value="1768">
            <text:p>1768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PH-SAR</text:p>
          </table:table-cell>
          <table:table-cell office:value-type="string">
            <text:p><text:a xlink:href="https://en.wikipedia.org/wiki/Northern_Mindanao">X</text:a></text:p>
          </table:table-cell>
          <table:table-cell office:value-type="string">
            <text:p><text:a xlink:href="https://en.wikipedia.org/wiki/Misamis_Occidental">MisamisOccidental</text:a></text:p>
          </table:table-cell>
          <table:table-cell office:value-type="string">
            <text:p><text:a xlink:href="https://en.wikipedia.org/wiki/Alabel,_Sarangani">Alabel</text:a></text:p>
          </table:table-cell>
          <table:table-cell office:value-type="percentage" office:value="0.005">
            <text:p>0.50%</text:p>
          </table:table-cell>
          <table:table-cell office:value-type="float" office:value="544261">
            <text:p>544261</text:p>
          </table:table-cell>
          <table:table-cell office:value-type="string">
            <text:p>3,601.25 km2</text:p>
            <text:p>(1,390.45 sq mi)</text:p>
          </table:table-cell>
          <table:table-cell office:value-type="string">
            <text:p>150/km2</text:p>
            <text:p>(390/sq mi)</text:p>
          </table:table-cell>
          <table:table-cell office:value-type="date" office:date-value="1992-03-16">
            <text:p>03/16/92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7">
            <text:p>7</text:p>
          </table:table-cell>
          <table:table-cell office:value-type="string">
            <text:p>—</text:p>
          </table:table-cell>
          <table:table-cell office:value-type="float" office:value="141">
            <text:p>141</text:p>
          </table:table-cell>
        </table:table-row>
        <table:table-row table:style-name="ro3">
          <table:table-cell office:value-type="string">
            <text:p>PH-SIG</text:p>
          </table:table-cell>
          <table:table-cell office:value-type="string">
            <text:p><text:a xlink:href="https://en.wikipedia.org/wiki/Northern_Mindanao">X</text:a></text:p>
          </table:table-cell>
          <table:table-cell office:value-type="string">
            <text:p><text:a xlink:href="https://en.wikipedia.org/wiki/Misamis_Oriental">MisamisOriental</text:a><text:a xlink:href="https://en.wikipedia.org/wiki/Provinces_of_the_Philippines#cite_note-40">[xv]</text:a></text:p>
          </table:table-cell>
          <table:table-cell office:value-type="string">
            <text:p><text:a xlink:href="https://en.wikipedia.org/wiki/Siquijor,_Siquijor">Siquijor</text:a></text:p>
          </table:table-cell>
          <table:table-cell office:value-type="percentage" office:value="0.001">
            <text:p>0.10%</text:p>
          </table:table-cell>
          <table:table-cell office:value-type="float" office:value="95984">
            <text:p>95984</text:p>
          </table:table-cell>
          <table:table-cell office:value-type="string">
            <text:p>337.49 km2</text:p>
            <text:p>(130.31 sq mi)</text:p>
          </table:table-cell>
          <table:table-cell office:value-type="string">
            <text:p>280/km2</text:p>
            <text:p>(730/sq mi)</text:p>
          </table:table-cell>
          <table:table-cell office:value-type="date" office:date-value="1971-09-17">
            <text:p>09/17/71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—</text:p>
          </table:table-cell>
          <table:table-cell office:value-type="float" office:value="134">
            <text:p>134</text:p>
          </table:table-cell>
        </table:table-row>
        <table:table-row table:style-name="ro3">
          <table:table-cell office:value-type="string">
            <text:p>PH-SOR</text:p>
          </table:table-cell>
          <table:table-cell office:value-type="string">
            <text:p><text:a xlink:href="https://en.wikipedia.org/wiki/Davao_Region">XI</text:a></text:p>
          </table:table-cell>
          <table:table-cell office:value-type="string">
            <text:p><text:a xlink:href="https://en.wikipedia.org/wiki/Compostela_Valley">Compostela Valley</text:a></text:p>
          </table:table-cell>
          <table:table-cell office:value-type="string">
            <text:p><text:a xlink:href="https://en.wikipedia.org/wiki/Sorsogon_City">Sorsogon City</text:a></text:p>
          </table:table-cell>
          <table:table-cell office:value-type="percentage" office:value="0.008">
            <text:p>0.80%</text:p>
          </table:table-cell>
          <table:table-cell office:value-type="float" office:value="792949">
            <text:p>792949</text:p>
          </table:table-cell>
          <table:table-cell office:value-type="string">
            <text:p>2,119.01 km2</text:p>
            <text:p>(818.15 sq mi)</text:p>
          </table:table-cell>
          <table:table-cell office:value-type="string">
            <text:p>370/km2</text:p>
            <text:p>(960/sq mi)</text:p>
          </table:table-cell>
          <table:table-cell office:value-type="date" office:date-value="1894-10-17">
            <text:p>10/17/94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2">
          <table:table-cell office:value-type="string">
            <text:p>PH-SCO</text:p>
          </table:table-cell>
          <table:table-cell office:value-type="string">
            <text:p><text:a xlink:href="https://en.wikipedia.org/wiki/Davao_Region">XI</text:a></text:p>
          </table:table-cell>
          <table:table-cell office:value-type="string">
            <text:p><text:a xlink:href="https://en.wikipedia.org/wiki/Davao_del_Norte">Davaodel Norte</text:a></text:p>
          </table:table-cell>
          <table:table-cell office:value-type="string">
            <text:p><text:a xlink:href="https://en.wikipedia.org/wiki/Koronadal">Koronadal</text:a></text:p>
          </table:table-cell>
          <table:table-cell office:value-type="percentage" office:value="0.015">
            <text:p>1.50%</text:p>
          </table:table-cell>
          <table:table-cell office:value-type="float" office:value="1509735">
            <text:p>1509735</text:p>
          </table:table-cell>
          <table:table-cell office:value-type="string">
            <text:p>4,428.81 km2</text:p>
            <text:p>(1,709.97 sq mi)</text:p>
          </table:table-cell>
          <table:table-cell office:value-type="string">
            <text:p>340/km2</text:p>
            <text:p>(880/sq mi)</text:p>
          </table:table-cell>
          <table:table-cell office:value-type="date" office:date-value="1966-06-18">
            <text:p>06/18/66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</table:table-row>
        <table:table-row table:style-name="ro3">
          <table:table-cell office:value-type="string">
            <text:p>PH-SLE</text:p>
          </table:table-cell>
          <table:table-cell office:value-type="string">
            <text:p><text:a xlink:href="https://en.wikipedia.org/wiki/Davao_Region">XI</text:a></text:p>
          </table:table-cell>
          <table:table-cell office:value-type="string">
            <text:p><text:a xlink:href="https://en.wikipedia.org/wiki/Davao_del_Sur">Davaodel Sur</text:a><text:a xlink:href="https://en.wikipedia.org/wiki/Provinces_of_the_Philippines#cite_note-31">[ix]</text:a></text:p>
          </table:table-cell>
          <table:table-cell office:value-type="string">
            <text:p><text:a xlink:href="https://en.wikipedia.org/wiki/Maasin">Maasin</text:a></text:p>
          </table:table-cell>
          <table:table-cell office:value-type="percentage" office:value="0.004">
            <text:p>0.40%</text:p>
          </table:table-cell>
          <table:table-cell office:value-type="float" office:value="421750">
            <text:p>421750</text:p>
          </table:table-cell>
          <table:table-cell office:value-type="string">
            <text:p>1,798.61 km2</text:p>
            <text:p>(694.45 sq mi)</text:p>
          </table:table-cell>
          <table:table-cell office:value-type="string">
            <text:p>230/km2</text:p>
            <text:p>(600/sq mi)</text:p>
          </table:table-cell>
          <table:table-cell office:value-type="date" office:date-value="1959-05-22">
            <text:p>05/22/59</text:p>
          </table:table-cell>
          <table:table-cell office:value-type="string">
            <text:p><text:a xlink:href="https://en.wikipedia.org/wiki/Visayas">Visayas</text:a>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PH-SUK</text:p>
          </table:table-cell>
          <table:table-cell office:value-type="string">
            <text:p><text:a xlink:href="https://en.wikipedia.org/wiki/Davao_Region">XI</text:a></text:p>
          </table:table-cell>
          <table:table-cell office:value-type="string">
            <text:p><text:a xlink:href="https://en.wikipedia.org/wiki/Davao_Occidental">DavaoOccidental</text:a></text:p>
          </table:table-cell>
          <table:table-cell office:value-type="string">
            <text:p><text:a xlink:href="https://en.wikipedia.org/wiki/Isulan,_Sultan_Kudarat">Isulan</text:a></text:p>
          </table:table-cell>
          <table:table-cell office:value-type="percentage" office:value="0.008">
            <text:p>0.80%</text:p>
          </table:table-cell>
          <table:table-cell office:value-type="float" office:value="812095">
            <text:p>812095</text:p>
          </table:table-cell>
          <table:table-cell office:value-type="string">
            <text:p>5,298.34 km2</text:p>
            <text:p>(2,045.70 sq mi)</text:p>
          </table:table-cell>
          <table:table-cell office:value-type="string">
            <text:p>150/km2</text:p>
            <text:p>(390/sq mi)</text:p>
          </table:table-cell>
          <table:table-cell office:value-type="date" office:date-value="1973-11-22">
            <text:p>11/22/73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string">
            <text:p>PH-SLU</text:p>
          </table:table-cell>
          <table:table-cell office:value-type="string">
            <text:p><text:a xlink:href="https://en.wikipedia.org/wiki/Davao_Region">XI</text:a></text:p>
          </table:table-cell>
          <table:table-cell office:value-type="string">
            <text:p><text:a xlink:href="https://en.wikipedia.org/wiki/Davao_Oriental">DavaoOriental</text:a></text:p>
          </table:table-cell>
          <table:table-cell office:value-type="string">
            <text:p><text:a xlink:href="https://en.wikipedia.org/wiki/Jolo,_Sulu">Jolo</text:a></text:p>
          </table:table-cell>
          <table:table-cell office:value-type="percentage" office:value="0.008">
            <text:p>0.80%</text:p>
          </table:table-cell>
          <table:table-cell office:value-type="float" office:value="824731">
            <text:p>824731</text:p>
          </table:table-cell>
          <table:table-cell office:value-type="string">
            <text:p>1,600.40 km2</text:p>
            <text:p>(617.92 sq mi)<text:a xlink:href="https://en.wikipedia.org/wiki/Provinces_of_the_Philippines#cite_note-SuluGovPH-56">[33]</text:a></text:p>
          </table:table-cell>
          <table:table-cell office:value-type="string">
            <text:p>520/km2</text:p>
            <text:p>(1,300/sq mi)</text:p>
          </table:table-cell>
          <table:table-cell office:value-type="date" office:date-value="1917-03-10">
            <text:p>03/10/17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—</text:p>
          </table:table-cell>
          <table:table-cell office:value-type="float" office:value="410">
            <text:p>410</text:p>
          </table:table-cell>
        </table:table-row>
        <table:table-row table:style-name="ro3">
          <table:table-cell office:value-type="string">
            <text:p>PH-SUN</text:p>
          </table:table-cell>
          <table:table-cell office:value-type="string">
            <text:p><text:a xlink:href="https://en.wikipedia.org/wiki/SOCCSKSARGEN">XII</text:a></text:p>
          </table:table-cell>
          <table:table-cell office:value-type="string">
            <text:p><text:a xlink:href="https://en.wikipedia.org/wiki/Cotabato">Cotabato</text:a></text:p>
          </table:table-cell>
          <table:table-cell office:value-type="string">
            <text:p><text:a xlink:href="https://en.wikipedia.org/wiki/Surigao_City">Surigao City</text:a></text:p>
          </table:table-cell>
          <table:table-cell office:value-type="percentage" office:value="0.005">
            <text:p>0.50%</text:p>
          </table:table-cell>
          <table:table-cell office:value-type="float" office:value="485088">
            <text:p>485088</text:p>
          </table:table-cell>
          <table:table-cell office:value-type="string">
            <text:p>1,972.93 km2</text:p>
            <text:p>(761.75 sq mi)</text:p>
          </table:table-cell>
          <table:table-cell office:value-type="string">
            <text:p>250/km2</text:p>
            <text:p>(650/sq mi)</text:p>
          </table:table-cell>
          <table:table-cell office:value-type="date" office:date-value="1901-05-15">
            <text:p>05/15/01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string">
            <text:p>PH-SUR</text:p>
          </table:table-cell>
          <table:table-cell office:value-type="string">
            <text:p><text:a xlink:href="https://en.wikipedia.org/wiki/SOCCSKSARGEN">XII</text:a></text:p>
          </table:table-cell>
          <table:table-cell office:value-type="string">
            <text:p><text:a xlink:href="https://en.wikipedia.org/wiki/Sarangani">Sarangani</text:a></text:p>
          </table:table-cell>
          <table:table-cell office:value-type="string">
            <text:p><text:a xlink:href="https://en.wikipedia.org/wiki/Tandag">Tandag</text:a></text:p>
          </table:table-cell>
          <table:table-cell office:value-type="percentage" office:value="0.006">
            <text:p>0.60%</text:p>
          </table:table-cell>
          <table:table-cell office:value-type="float" office:value="592250">
            <text:p>592250</text:p>
          </table:table-cell>
          <table:table-cell office:value-type="string">
            <text:p>4,932.70 km2</text:p>
            <text:p>(1,904.53 sq mi)</text:p>
          </table:table-cell>
          <table:table-cell office:value-type="string">
            <text:p>120/km2</text:p>
            <text:p>(310/sq mi)</text:p>
          </table:table-cell>
          <table:table-cell office:value-type="date" office:date-value="1960-06-16">
            <text:p>06/16/60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string">
            <text:p>PH-TAR</text:p>
          </table:table-cell>
          <table:table-cell office:value-type="string">
            <text:p><text:a xlink:href="https://en.wikipedia.org/wiki/SOCCSKSARGEN">XII</text:a></text:p>
          </table:table-cell>
          <table:table-cell office:value-type="string">
            <text:p><text:a xlink:href="https://en.wikipedia.org/wiki/South_Cotabato">South Cotabato</text:a><text:a xlink:href="https://en.wikipedia.org/wiki/Provinces_of_the_Philippines#cite_note-55">[xxiii]</text:a></text:p>
          </table:table-cell>
          <table:table-cell office:value-type="string">
            <text:p><text:a xlink:href="https://en.wikipedia.org/wiki/Tarlac_City">Tarlac City</text:a></text:p>
          </table:table-cell>
          <table:table-cell office:value-type="percentage" office:value="0.014">
            <text:p>1.40%</text:p>
          </table:table-cell>
          <table:table-cell office:value-type="float" office:value="1366027">
            <text:p>1366027</text:p>
          </table:table-cell>
          <table:table-cell office:value-type="string">
            <text:p>3,053.60 km2</text:p>
            <text:p>(1,179.00 sq mi)</text:p>
          </table:table-cell>
          <table:table-cell office:value-type="string">
            <text:p>450/km2</text:p>
            <text:p>(1,200/sq mi)</text:p>
          </table:table-cell>
          <table:table-cell table:style-name="ce3" office:value-type="string">
            <text:p>28 Mar 1873</text:p>
            <text:p><text:a xlink:href="https://en.wikipedia.org/wiki/Provinces_of_the_Philippines#cite_note-VisitTarlac-History-57">[34]</text:a><text:a xlink:href="https://en.wikipedia.org/wiki/Provinces_of_the_Philippines#cite_note-Proc109-58">[35]</text:a>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Tarlac">511</text:a></text:p>
          </table:table-cell>
        </table:table-row>
        <table:table-row table:style-name="ro2">
          <table:table-cell office:value-type="string">
            <text:p>PH-TAW</text:p>
          </table:table-cell>
          <table:table-cell office:value-type="string">
            <text:p><text:a xlink:href="https://en.wikipedia.org/wiki/SOCCSKSARGEN">XII</text:a></text:p>
          </table:table-cell>
          <table:table-cell office:value-type="string">
            <text:p><text:a xlink:href="https://en.wikipedia.org/wiki/Sultan_Kudarat">Sultan Kudarat</text:a></text:p>
          </table:table-cell>
          <table:table-cell office:value-type="string">
            <text:p><text:a xlink:href="https://en.wikipedia.org/wiki/Bongao,_Tawi-Tawi">Bongao</text:a><text:a xlink:href="https://en.wikipedia.org/wiki/Provinces_of_the_Philippines#cite_note-NSCBGovPH-TawiTawi-59">[36]</text:a></text:p>
          </table:table-cell>
          <table:table-cell office:value-type="percentage" office:value="0.004">
            <text:p>0.40%</text:p>
          </table:table-cell>
          <table:table-cell office:value-type="float" office:value="390715">
            <text:p>390715</text:p>
          </table:table-cell>
          <table:table-cell office:value-type="string">
            <text:p>1,087.40 km2</text:p>
            <text:p>(419.85 sq mi)<text:a xlink:href="https://en.wikipedia.org/wiki/Provinces_of_the_Philippines#cite_note-ARMMDAGovPH-TawiTawi-60">[37]</text:a></text:p>
          </table:table-cell>
          <table:table-cell office:value-type="string">
            <text:p>360/km2</text:p>
            <text:p>(930/sq mi)</text:p>
          </table:table-cell>
          <table:table-cell office:value-type="date" office:date-value="1973-09-11">
            <text:p>09/11/73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—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PH-ZMB</text:p>
          </table:table-cell>
          <table:table-cell office:value-type="string">
            <text:p><text:a xlink:href="https://en.wikipedia.org/wiki/Caraga">XIII</text:a></text:p>
          </table:table-cell>
          <table:table-cell office:value-type="string">
            <text:p><text:a xlink:href="https://en.wikipedia.org/wiki/Agusan_del_Norte">Agusandel Norte</text:a><text:a xlink:href="https://en.wikipedia.org/wiki/Provinces_of_the_Philippines#cite_note-7">[i]</text:a></text:p>
          </table:table-cell>
          <table:table-cell office:value-type="string">
            <text:p><text:a xlink:href="https://en.wikipedia.org/wiki/Iba,_Zambales">Iba</text:a></text:p>
          </table:table-cell>
          <table:table-cell office:value-type="percentage" office:value="0.008">
            <text:p>0.80%</text:p>
          </table:table-cell>
          <table:table-cell office:value-type="float" office:value="823888">
            <text:p>823888</text:p>
          </table:table-cell>
          <table:table-cell office:value-type="string">
            <text:p>3,830.83 km2</text:p>
            <text:p>(1,479.09 sq mi)</text:p>
          </table:table-cell>
          <table:table-cell office:value-type="string">
            <text:p>220/km2</text:p>
            <text:p>(570/sq mi)</text:p>
          </table:table-cell>
          <table:table-cell table:style-name="ce3" office:value-type="float" office:value="1578">
            <text:p>1578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a xlink:href="https://en.wikipedia.org/wiki/List_of_barangays_in_Zambales">247</text:a></text:p>
          </table:table-cell>
        </table:table-row>
        <table:table-row table:style-name="ro2">
          <table:table-cell office:value-type="string">
            <text:p>PH-ZAN</text:p>
          </table:table-cell>
          <table:table-cell office:value-type="string">
            <text:p><text:a xlink:href="https://en.wikipedia.org/wiki/Caraga">XIII</text:a></text:p>
          </table:table-cell>
          <table:table-cell office:value-type="string">
            <text:p><text:a xlink:href="https://en.wikipedia.org/wiki/Agusan_del_Sur">Agusandel Sur</text:a></text:p>
          </table:table-cell>
          <table:table-cell office:value-type="string">
            <text:p><text:a xlink:href="https://en.wikipedia.org/wiki/Dipolog">Dipolog</text:a></text:p>
          </table:table-cell>
          <table:table-cell office:value-type="percentage" office:value="0.01">
            <text:p>1.00%</text:p>
          </table:table-cell>
          <table:table-cell office:value-type="float" office:value="1011393">
            <text:p>1011393</text:p>
          </table:table-cell>
          <table:table-cell office:value-type="string">
            <text:p>7,301.00 km2</text:p>
            <text:p>(2,818.93 sq mi)</text:p>
          </table:table-cell>
          <table:table-cell office:value-type="string">
            <text:p>140/km2</text:p>
            <text:p>(360/sq mi)</text:p>
          </table:table-cell>
          <table:table-cell office:value-type="date" office:date-value="1952-06-06">
            <text:p>06/06/52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</table:table-row>
        <table:table-row table:style-name="ro2">
          <table:table-cell office:value-type="string">
            <text:p>PH-ZAS</text:p>
          </table:table-cell>
          <table:table-cell office:value-type="string">
            <text:p><text:a xlink:href="https://en.wikipedia.org/wiki/Caraga">XIII</text:a></text:p>
          </table:table-cell>
          <table:table-cell office:value-type="string">
            <text:p><text:a xlink:href="https://en.wikipedia.org/wiki/Dinagat_Islands">Dinagat Islands</text:a></text:p>
          </table:table-cell>
          <table:table-cell office:value-type="string">
            <text:p><text:a xlink:href="https://en.wikipedia.org/wiki/Pagadian">Pagadian</text:a></text:p>
          </table:table-cell>
          <table:table-cell office:value-type="percentage" office:value="0.019">
            <text:p>1.90%</text:p>
          </table:table-cell>
          <table:table-cell office:value-type="float" office:value="1872473">
            <text:p>1872473</text:p>
          </table:table-cell>
          <table:table-cell office:value-type="string">
            <text:p>5,914.16 km2</text:p>
            <text:p>(2,283.47 sq mi)</text:p>
          </table:table-cell>
          <table:table-cell office:value-type="string">
            <text:p>320/km2</text:p>
            <text:p>(830/sq mi)</text:p>
          </table:table-cell>
          <table:table-cell office:value-type="date" office:date-value="1914-09-01">
            <text:p>09/01/14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</table:table-row>
        <table:table-row table:style-name="ro2">
          <table:table-cell office:value-type="string">
            <text:p>PH-ZSI</text:p>
          </table:table-cell>
          <table:table-cell office:value-type="string">
            <text:p><text:a xlink:href="https://en.wikipedia.org/wiki/Caraga">XIII</text:a></text:p>
          </table:table-cell>
          <table:table-cell office:value-type="string">
            <text:p><text:a xlink:href="https://en.wikipedia.org/wiki/Surigao_del_Norte">Surigaodel Norte</text:a></text:p>
          </table:table-cell>
          <table:table-cell office:value-type="string">
            <text:p><text:a xlink:href="https://en.wikipedia.org/wiki/Ipil,_Zamboanga_Sibugay">Ipil</text:a></text:p>
          </table:table-cell>
          <table:table-cell office:value-type="percentage" office:value="0.006">
            <text:p>0.60%</text:p>
          </table:table-cell>
          <table:table-cell office:value-type="float" office:value="633129">
            <text:p>633129</text:p>
          </table:table-cell>
          <table:table-cell office:value-type="string">
            <text:p>3,607.75 km2</text:p>
            <text:p>(1,392.96 sq mi)</text:p>
          </table:table-cell>
          <table:table-cell office:value-type="string">
            <text:p>180/km2</text:p>
            <text:p>(470/sq mi)</text:p>
          </table:table-cell>
          <table:table-cell office:value-type="date" office:date-value="2001-02-22">
            <text:p>02/22/01</text:p>
          </table:table-cell>
          <table:table-cell office:value-type="string">
            <text:p><text:a xlink:href="https://en.wikipedia.org/wiki/Mindanao">Mindanao</text:a>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—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office:value-type="string">
            <text:p>PH-00</text:p>
          </table:table-cell>
          <table:table-cell office:value-type="string">
            <text:p><text:a xlink:href="https://en.wikipedia.org/wiki/Caraga">XIII</text:a></text:p>
          </table:table-cell>
          <table:table-cell office:value-type="string">
            <text:p><text:a xlink:href="https://en.wikipedia.org/wiki/Surigao_del_Sur">Surigaodel Sur</text:a></text:p>
          </table:table-cell>
          <table:table-cell office:value-type="string">
            <text:p><text:a xlink:href="https://en.wikipedia.org/wiki/Makati">Makati</text:a> †</text:p>
          </table:table-cell>
          <table:table-cell office:value-type="percentage" office:value="0.128">
            <text:p>12.80%</text:p>
          </table:table-cell>
          <table:table-cell office:value-type="float" office:value="12877253">
            <text:p>12877253</text:p>
          </table:table-cell>
          <table:table-cell office:value-type="string">
            <text:p>638.55 km2</text:p>
            <text:p>(246.55 sq mi)</text:p>
          </table:table-cell>
          <table:table-cell office:value-type="string">
            <text:p>20,000/km2</text:p>
            <text:p>(52,000/sq mi)</text:p>
          </table:table-cell>
          <table:table-cell table:style-name="ce3" office:value-type="string">
            <text:p>—</text:p>
          </table:table-cell>
          <table:table-cell office:value-type="string">
            <text:p><text:a xlink:href="https://en.wikipedia.org/wiki/Luzon">Luzon</text:a>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a xlink:href="https://en.wikipedia.org/wiki/List_of_barangays_of_Metro_Manila">1,706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C10485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6/01/2017</text:date>, <text:time>17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0515 emman</meta:initial-creator>
    <meta:creation-date>2017-05-30T10:20:42.38</meta:creation-date>
    <dc:date>2017-06-01T17:11:31.28</dc:date>
    <dc:creator>day0515 emman</dc:creator>
    <meta:editing-duration>PT13H57M46S</meta:editing-duration>
    <meta:editing-cycles>5</meta:editing-cycles>
    <meta:generator>OpenOffice/4.1.2$Win32 OpenOffice.org_project/412m3$Build-9782</meta:generator>
    <meta:document-statistic meta:table-count="3" meta:cell-count="1076" meta:object-count="0"/>
  </office:meta>
</office:document-meta>
</file>